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automatic-styles>
    <style:style style:name="co6" style:family="table-column">
      <style:table-column-properties fo:break-before="auto" style:column-width="2.25cm"/>
    </style:style>
    <style:style style:name="ID0ERPBG" style:family="table-column">
      <style:table-column-properties style:column-width="4.832cm"/>
    </style:style>
    <style:style style:name="ID0EXPBG" style:family="table-column">
      <style:table-column-properties style:column-width="8.578cm"/>
    </style:style>
    <style:style style:name="ID0E4PBG" style:family="table-column">
      <style:table-column-properties style:column-width="2.015cm"/>
    </style:style>
    <style:style style:name="ID0EDQBG" style:family="table-column">
      <style:table-column-properties style:column-width="2.04cm"/>
    </style:style>
    <style:style style:name="ID0EJQBG" style:family="table-column">
      <style:table-column-properties style:column-width="2.188cm"/>
    </style:style>
    <style:style style:name="ID0EPQBG" style:family="table-column">
      <style:table-column-properties style:column-width="1.352cm"/>
    </style:style>
    <style:style style:name="co7" style:family="table-column">
      <style:table-column-properties fo:break-before="auto" style:column-width="2.25cm"/>
    </style:style>
    <style:style style:name="ID0EPXBI" style:family="table-column">
      <style:table-column-properties style:column-width="4.832cm"/>
    </style:style>
    <style:style style:name="ID0EVXBI" style:family="table-column">
      <style:table-column-properties style:column-width="8.578cm"/>
    </style:style>
    <style:style style:name="ID0E2XBI" style:family="table-column">
      <style:table-column-properties style:column-width="2.015cm"/>
    </style:style>
    <style:style style:name="ID0EBYBI" style:family="table-column">
      <style:table-column-properties style:column-width="2.04cm"/>
    </style:style>
    <style:style style:name="ID0EHYBI" style:family="table-column">
      <style:table-column-properties style:column-width="2.188cm"/>
    </style:style>
    <style:style style:name="ID0ENYBI" style:family="table-column">
      <style:table-column-properties style:column-width="1.352cm"/>
    </style:style>
    <style:style style:name="co8" style:family="table-column">
      <style:table-column-properties fo:break-before="auto" style:column-width="2.25cm"/>
    </style:style>
    <style:style style:name="ID0EIBAK" style:family="table-column">
      <style:table-column-properties style:column-width="4.832cm"/>
    </style:style>
    <style:style style:name="ID0EOBAK" style:family="table-column">
      <style:table-column-properties style:column-width="8.578cm"/>
    </style:style>
    <style:style style:name="ID0EUBAK" style:family="table-column">
      <style:table-column-properties style:column-width="2.015cm"/>
    </style:style>
    <style:style style:name="ID0E1BAK" style:family="table-column">
      <style:table-column-properties style:column-width="2.04cm"/>
    </style:style>
    <style:style style:name="ID0EACAK" style:family="table-column">
      <style:table-column-properties style:column-width="2.188cm"/>
    </style:style>
    <style:style style:name="ID0EGCAK" style:family="table-column">
      <style:table-column-properties style:column-width="1.352cm"/>
    </style:style>
    <style:style style:name="ro6" style:family="table-row">
      <style:table-row-properties fo:break-before="auto" style:row-height="0.459cm"/>
    </style:style>
    <style:style style:name="ID0EWQBG" style:family="table-row">
      <style:table-row-properties fo:break-before="auto" style:row-height="0.422cm" style:use-optimal-row-height="false"/>
    </style:style>
    <style:style style:name="ID0EOSBG" style:family="table-row">
      <style:table-row-properties fo:break-before="auto" style:row-height="0.422cm" style:use-optimal-row-height="false"/>
    </style:style>
    <style:style style:name="ID0EPUBG" style:family="table-row">
      <style:table-row-properties fo:break-before="auto" style:row-height="0.422cm" style:use-optimal-row-height="false"/>
    </style:style>
    <style:style style:name="ID0EYWBG" style:family="table-row">
      <style:table-row-properties fo:break-before="auto" style:row-height="0.422cm" style:use-optimal-row-height="false"/>
    </style:style>
    <style:style style:name="ID0EBZBG" style:family="table-row">
      <style:table-row-properties fo:break-before="auto" style:row-height="0.422cm" style:use-optimal-row-height="false"/>
    </style:style>
    <style:style style:name="ID0EK2BG" style:family="table-row">
      <style:table-row-properties fo:break-before="auto" style:row-height="0.422cm" style:use-optimal-row-height="false"/>
    </style:style>
    <style:style style:name="ID0ET4BG" style:family="table-row">
      <style:table-row-properties fo:break-before="auto" style:row-height="0.422cm" style:use-optimal-row-height="false"/>
    </style:style>
    <style:style style:name="ID0E36BG" style:family="table-row">
      <style:table-row-properties fo:break-before="auto" style:row-height="0.422cm" style:use-optimal-row-height="false"/>
    </style:style>
    <style:style style:name="ID0EGCAI" style:family="table-row">
      <style:table-row-properties fo:break-before="auto" style:row-height="0.422cm" style:use-optimal-row-height="false"/>
    </style:style>
    <style:style style:name="ID0EPEAI" style:family="table-row">
      <style:table-row-properties fo:break-before="auto" style:row-height="0.422cm" style:use-optimal-row-height="false"/>
    </style:style>
    <style:style style:name="ID0EYGAI" style:family="table-row">
      <style:table-row-properties fo:break-before="auto" style:row-height="0.422cm" style:use-optimal-row-height="false"/>
    </style:style>
    <style:style style:name="ID0EBJAI" style:family="table-row">
      <style:table-row-properties fo:break-before="auto" style:row-height="0.422cm" style:use-optimal-row-height="false"/>
    </style:style>
    <style:style style:name="ID0EKLAI" style:family="table-row">
      <style:table-row-properties fo:break-before="auto" style:row-height="0.422cm" style:use-optimal-row-height="false"/>
    </style:style>
    <style:style style:name="ID0ETNAI" style:family="table-row">
      <style:table-row-properties fo:break-before="auto" style:row-height="0.422cm" style:use-optimal-row-height="false"/>
    </style:style>
    <style:style style:name="ID0E3PAI" style:family="table-row">
      <style:table-row-properties fo:break-before="auto" style:row-height="0.422cm" style:use-optimal-row-height="false"/>
    </style:style>
    <style:style style:name="ID0EFSAI" style:family="table-row">
      <style:table-row-properties fo:break-before="auto" style:row-height="0.422cm" style:use-optimal-row-height="false"/>
    </style:style>
    <style:style style:name="ID0EOUAI" style:family="table-row">
      <style:table-row-properties fo:break-before="auto" style:row-height="0.422cm" style:use-optimal-row-height="false"/>
    </style:style>
    <style:style style:name="ID0EXWAI" style:family="table-row">
      <style:table-row-properties fo:break-before="auto" style:row-height="0.422cm" style:use-optimal-row-height="false"/>
    </style:style>
    <style:style style:name="ID0EBZAI" style:family="table-row">
      <style:table-row-properties fo:break-before="auto" style:row-height="0.422cm" style:use-optimal-row-height="false"/>
    </style:style>
    <style:style style:name="ID0EE2AI" style:family="table-row">
      <style:table-row-properties fo:break-before="auto" style:row-height="0.422cm" style:use-optimal-row-height="false"/>
    </style:style>
    <style:style style:name="ID0EH4AI" style:family="table-row">
      <style:table-row-properties fo:break-before="auto" style:row-height="0.422cm" style:use-optimal-row-height="false"/>
    </style:style>
    <style:style style:name="ID0EK6AI" style:family="table-row">
      <style:table-row-properties fo:break-before="auto" style:row-height="0.422cm" style:use-optimal-row-height="false"/>
    </style:style>
    <style:style style:name="ID0ENBBI" style:family="table-row">
      <style:table-row-properties fo:break-before="auto" style:row-height="0.422cm" style:use-optimal-row-height="false"/>
    </style:style>
    <style:style style:name="ID0EQDBI" style:family="table-row">
      <style:table-row-properties fo:break-before="auto" style:row-height="0.422cm" style:use-optimal-row-height="false"/>
    </style:style>
    <style:style style:name="ID0ETFBI" style:family="table-row">
      <style:table-row-properties fo:break-before="auto" style:row-height="0.422cm" style:use-optimal-row-height="false"/>
    </style:style>
    <style:style style:name="ID0EWHBI" style:family="table-row">
      <style:table-row-properties fo:break-before="auto" style:row-height="0.422cm" style:use-optimal-row-height="false"/>
    </style:style>
    <style:style style:name="ID0EZJBI" style:family="table-row">
      <style:table-row-properties fo:break-before="auto" style:row-height="0.422cm" style:use-optimal-row-height="false"/>
    </style:style>
    <style:style style:name="ID0ERLBI" style:family="table-row">
      <style:table-row-properties fo:break-before="auto" style:row-height="0.422cm" style:use-optimal-row-height="false"/>
    </style:style>
    <style:style style:name="ID0EJNBI" style:family="table-row">
      <style:table-row-properties fo:break-before="auto" style:row-height="0.422cm" style:use-optimal-row-height="false"/>
    </style:style>
    <style:style style:name="ID0EBPBI" style:family="table-row">
      <style:table-row-properties fo:break-before="auto" style:row-height="0.422cm" style:use-optimal-row-height="false"/>
    </style:style>
    <style:style style:name="ID0EZQBI" style:family="table-row">
      <style:table-row-properties fo:break-before="auto" style:row-height="0.422cm" style:use-optimal-row-height="false"/>
    </style:style>
    <style:style style:name="ID0ERSBI" style:family="table-row">
      <style:table-row-properties fo:break-before="auto" style:row-height="0.422cm" style:use-optimal-row-height="false"/>
    </style:style>
    <style:style style:name="ID0EJUBI" style:family="table-row">
      <style:table-row-properties fo:break-before="auto" style:row-height="0.422cm" style:use-optimal-row-height="false"/>
    </style:style>
    <style:style style:name="ro7" style:family="table-row">
      <style:table-row-properties fo:break-before="auto" style:row-height="0.459cm"/>
    </style:style>
    <style:style style:name="ID0EUYBI" style:family="table-row">
      <style:table-row-properties fo:break-before="auto" style:row-height="0.422cm" style:use-optimal-row-height="false"/>
    </style:style>
    <style:style style:name="ID0EM1BI" style:family="table-row">
      <style:table-row-properties fo:break-before="auto" style:row-height="0.422cm" style:use-optimal-row-height="false"/>
    </style:style>
    <style:style style:name="ID0EN3BI" style:family="table-row">
      <style:table-row-properties fo:break-before="auto" style:row-height="0.422cm" style:use-optimal-row-height="false"/>
    </style:style>
    <style:style style:name="ID0EW5BI" style:family="table-row">
      <style:table-row-properties fo:break-before="auto" style:row-height="0.422cm" style:use-optimal-row-height="false"/>
    </style:style>
    <style:style style:name="ID0E6ACI" style:family="table-row">
      <style:table-row-properties fo:break-before="auto" style:row-height="0.422cm" style:use-optimal-row-height="false"/>
    </style:style>
    <style:style style:name="ID0EIDCI" style:family="table-row">
      <style:table-row-properties fo:break-before="auto" style:row-height="0.422cm" style:use-optimal-row-height="false"/>
    </style:style>
    <style:style style:name="ID0ERFCI" style:family="table-row">
      <style:table-row-properties fo:break-before="auto" style:row-height="0.422cm" style:use-optimal-row-height="false"/>
    </style:style>
    <style:style style:name="ID0E2HCI" style:family="table-row">
      <style:table-row-properties fo:break-before="auto" style:row-height="0.422cm" style:use-optimal-row-height="false"/>
    </style:style>
    <style:style style:name="ID0EFKCI" style:family="table-row">
      <style:table-row-properties fo:break-before="auto" style:row-height="0.422cm" style:use-optimal-row-height="false"/>
    </style:style>
    <style:style style:name="ID0EPMCI" style:family="table-row">
      <style:table-row-properties fo:break-before="auto" style:row-height="0.422cm" style:use-optimal-row-height="false"/>
    </style:style>
    <style:style style:name="ID0E1OCI" style:family="table-row">
      <style:table-row-properties fo:break-before="auto" style:row-height="0.422cm" style:use-optimal-row-height="false"/>
    </style:style>
    <style:style style:name="ID0EDRCI" style:family="table-row">
      <style:table-row-properties fo:break-before="auto" style:row-height="0.422cm" style:use-optimal-row-height="false"/>
    </style:style>
    <style:style style:name="ID0EMTCI" style:family="table-row">
      <style:table-row-properties fo:break-before="auto" style:row-height="0.422cm" style:use-optimal-row-height="false"/>
    </style:style>
    <style:style style:name="ID0EVVCI" style:family="table-row">
      <style:table-row-properties fo:break-before="auto" style:row-height="0.422cm" style:use-optimal-row-height="false"/>
    </style:style>
    <style:style style:name="ID0E5XCI" style:family="table-row">
      <style:table-row-properties fo:break-before="auto" style:row-height="0.422cm" style:use-optimal-row-height="false"/>
    </style:style>
    <style:style style:name="ID0EI1CI" style:family="table-row">
      <style:table-row-properties fo:break-before="auto" style:row-height="0.422cm" style:use-optimal-row-height="false"/>
    </style:style>
    <style:style style:name="ID0ES3CI" style:family="table-row">
      <style:table-row-properties fo:break-before="auto" style:row-height="0.422cm" style:use-optimal-row-height="false"/>
    </style:style>
    <style:style style:name="ID0E35CI" style:family="table-row">
      <style:table-row-properties fo:break-before="auto" style:row-height="0.422cm" style:use-optimal-row-height="false"/>
    </style:style>
    <style:style style:name="ID0EFBDI" style:family="table-row">
      <style:table-row-properties fo:break-before="auto" style:row-height="0.422cm" style:use-optimal-row-height="false"/>
    </style:style>
    <style:style style:name="ID0EODDI" style:family="table-row">
      <style:table-row-properties fo:break-before="auto" style:row-height="0.422cm" style:use-optimal-row-height="false"/>
    </style:style>
    <style:style style:name="ID0EXFDI" style:family="table-row">
      <style:table-row-properties fo:break-before="auto" style:row-height="0.422cm" style:use-optimal-row-height="false"/>
    </style:style>
    <style:style style:name="ID0EAIDI" style:family="table-row">
      <style:table-row-properties fo:break-before="auto" style:row-height="0.422cm" style:use-optimal-row-height="false"/>
    </style:style>
    <style:style style:name="ID0EJKDI" style:family="table-row">
      <style:table-row-properties fo:break-before="auto" style:row-height="0.422cm" style:use-optimal-row-height="false"/>
    </style:style>
    <style:style style:name="ID0ESMDI" style:family="table-row">
      <style:table-row-properties fo:break-before="auto" style:row-height="0.422cm" style:use-optimal-row-height="false"/>
    </style:style>
    <style:style style:name="ID0E3ODI" style:family="table-row">
      <style:table-row-properties fo:break-before="auto" style:row-height="0.422cm" style:use-optimal-row-height="false"/>
    </style:style>
    <style:style style:name="ID0EGRDI" style:family="table-row">
      <style:table-row-properties fo:break-before="auto" style:row-height="0.422cm" style:use-optimal-row-height="false"/>
    </style:style>
    <style:style style:name="ID0EQTDI" style:family="table-row">
      <style:table-row-properties fo:break-before="auto" style:row-height="0.422cm" style:use-optimal-row-height="false"/>
    </style:style>
    <style:style style:name="ID0EIVDI" style:family="table-row">
      <style:table-row-properties fo:break-before="auto" style:row-height="0.422cm" style:use-optimal-row-height="false"/>
    </style:style>
    <style:style style:name="ID0EAXDI" style:family="table-row">
      <style:table-row-properties fo:break-before="auto" style:row-height="0.422cm" style:use-optimal-row-height="false"/>
    </style:style>
    <style:style style:name="ID0EYYDI" style:family="table-row">
      <style:table-row-properties fo:break-before="auto" style:row-height="0.422cm" style:use-optimal-row-height="false"/>
    </style:style>
    <style:style style:name="ID0EQ1DI" style:family="table-row">
      <style:table-row-properties fo:break-before="auto" style:row-height="0.422cm" style:use-optimal-row-height="false"/>
    </style:style>
    <style:style style:name="ID0EI3DI" style:family="table-row">
      <style:table-row-properties fo:break-before="auto" style:row-height="0.422cm" style:use-optimal-row-height="false"/>
    </style:style>
    <style:style style:name="ID0EA5DI" style:family="table-row">
      <style:table-row-properties fo:break-before="auto" style:row-height="0.422cm" style:use-optimal-row-height="false"/>
    </style:style>
    <style:style style:name="ro8" style:family="table-row">
      <style:table-row-properties fo:break-before="auto" style:row-height="0.459cm"/>
    </style:style>
    <style:style style:name="ID0ENCAK" style:family="table-row">
      <style:table-row-properties fo:break-before="auto" style:row-height="0.422cm" style:use-optimal-row-height="false"/>
    </style:style>
    <style:style style:name="ID0EFEAK" style:family="table-row">
      <style:table-row-properties fo:break-before="auto" style:row-height="0.422cm" style:use-optimal-row-height="false"/>
    </style:style>
    <style:style style:name="ID0EGGAK" style:family="table-row">
      <style:table-row-properties fo:break-before="auto" style:row-height="0.422cm" style:use-optimal-row-height="false"/>
    </style:style>
    <style:style style:name="ID0EPIAK" style:family="table-row">
      <style:table-row-properties fo:break-before="auto" style:row-height="0.422cm" style:use-optimal-row-height="false"/>
    </style:style>
    <style:style style:name="ID0EYKAK" style:family="table-row">
      <style:table-row-properties fo:break-before="auto" style:row-height="0.422cm" style:use-optimal-row-height="false"/>
    </style:style>
    <style:style style:name="ID0EBNAK" style:family="table-row">
      <style:table-row-properties fo:break-before="auto" style:row-height="0.422cm" style:use-optimal-row-height="false"/>
    </style:style>
    <style:style style:name="ID0EKPAK" style:family="table-row">
      <style:table-row-properties fo:break-before="auto" style:row-height="0.422cm" style:use-optimal-row-height="false"/>
    </style:style>
    <style:style style:name="ID0ENRAK" style:family="table-row">
      <style:table-row-properties fo:break-before="auto" style:row-height="0.422cm" style:use-optimal-row-height="false"/>
    </style:style>
    <style:style style:name="ID0EQTAK" style:family="table-row">
      <style:table-row-properties fo:break-before="auto" style:row-height="0.422cm" style:use-optimal-row-height="false"/>
    </style:style>
    <style:style style:name="ID0ETVAK" style:family="table-row">
      <style:table-row-properties fo:break-before="auto" style:row-height="0.422cm" style:use-optimal-row-height="false"/>
    </style:style>
    <style:style style:name="ID0EYXAK" style:family="table-row">
      <style:table-row-properties fo:break-before="auto" style:row-height="0.422cm" style:use-optimal-row-height="false"/>
    </style:style>
    <style:style style:name="ID0E2ZAK" style:family="table-row">
      <style:table-row-properties fo:break-before="auto" style:row-height="0.422cm" style:use-optimal-row-height="false"/>
    </style:style>
    <style:style style:name="ID0E52AK" style:family="table-row">
      <style:table-row-properties fo:break-before="auto" style:row-height="0.422cm" style:use-optimal-row-height="false"/>
    </style:style>
    <style:style style:name="ID0EB5AK" style:family="table-row">
      <style:table-row-properties fo:break-before="auto" style:row-height="0.422cm" style:use-optimal-row-height="false"/>
    </style:style>
    <style:style style:name="ID0EEABK" style:family="table-row">
      <style:table-row-properties fo:break-before="auto" style:row-height="0.422cm" style:use-optimal-row-height="false"/>
    </style:style>
    <style:style style:name="ID0EHCBK" style:family="table-row">
      <style:table-row-properties fo:break-before="auto" style:row-height="0.422cm" style:use-optimal-row-height="false"/>
    </style:style>
    <style:style style:name="ID0EKEBK" style:family="table-row">
      <style:table-row-properties fo:break-before="auto" style:row-height="0.422cm" style:use-optimal-row-height="false"/>
    </style:style>
    <style:style style:name="ID0ENGBK" style:family="table-row">
      <style:table-row-properties fo:break-before="auto" style:row-height="0.422cm" style:use-optimal-row-height="false"/>
    </style:style>
    <style:style style:name="ID0EQIBK" style:family="table-row">
      <style:table-row-properties fo:break-before="auto" style:row-height="0.422cm" style:use-optimal-row-height="false"/>
    </style:style>
    <style:style style:name="ID0ETKBK" style:family="table-row">
      <style:table-row-properties fo:break-before="auto" style:row-height="0.422cm" style:use-optimal-row-height="false"/>
    </style:style>
    <style:style style:name="ID0EWMBK" style:family="table-row">
      <style:table-row-properties fo:break-before="auto" style:row-height="0.422cm" style:use-optimal-row-height="false"/>
    </style:style>
    <style:style style:name="ID0EZOBK" style:family="table-row">
      <style:table-row-properties fo:break-before="auto" style:row-height="0.422cm" style:use-optimal-row-height="false"/>
    </style:style>
    <style:style style:name="ID0E3QBK" style:family="table-row">
      <style:table-row-properties fo:break-before="auto" style:row-height="0.422cm" style:use-optimal-row-height="false"/>
    </style:style>
    <style:style style:name="ID0E6SBK" style:family="table-row">
      <style:table-row-properties fo:break-before="auto" style:row-height="0.422cm" style:use-optimal-row-height="false"/>
    </style:style>
    <style:style style:name="ID0ECVBK" style:family="table-row">
      <style:table-row-properties fo:break-before="auto" style:row-height="0.422cm" style:use-optimal-row-height="false"/>
    </style:style>
    <style:style style:name="ID0EFXBK" style:family="table-row">
      <style:table-row-properties fo:break-before="auto" style:row-height="0.422cm" style:use-optimal-row-height="false"/>
    </style:style>
    <style:style style:name="ID0EIZBK" style:family="table-row">
      <style:table-row-properties fo:break-before="auto" style:row-height="0.422cm" style:use-optimal-row-height="false"/>
    </style:style>
    <style:style style:name="ID0EA2BK" style:family="table-row">
      <style:table-row-properties fo:break-before="auto" style:row-height="0.422cm" style:use-optimal-row-height="false"/>
    </style:style>
    <style:style style:name="ID0EY3BK" style:family="table-row">
      <style:table-row-properties fo:break-before="auto" style:row-height="0.422cm" style:use-optimal-row-height="false"/>
    </style:style>
    <style:style style:name="ID0EQ5BK" style:family="table-row">
      <style:table-row-properties fo:break-before="auto" style:row-height="0.422cm" style:use-optimal-row-height="false"/>
    </style:style>
    <style:style style:name="ID0EIACK" style:family="table-row">
      <style:table-row-properties fo:break-before="auto" style:row-height="0.422cm" style:use-optimal-row-height="false"/>
    </style:style>
    <style:style style:name="ID0EACCK" style:family="table-row">
      <style:table-row-properties fo:break-before="auto" style:row-height="0.422cm" style:use-optimal-row-height="false"/>
    </style:style>
    <style:style style:name="ID0EYDCK" style:family="table-row">
      <style:table-row-properties fo:break-before="auto" style:row-height="0.422cm" style:use-optimal-row-height="false"/>
    </style:style>
    <style:style style:name="ID0ETO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O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PAC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PAC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DA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QAAE" style:family="table-cell" style:parent-style-name="Default">
      <style:table-cell-properties style:vertical-align="bottom"/>
      <style:paragraph-properties fo:text-align="general"/>
      <style:text-properties style:font-name="돋움" fo:font-size="10" style:font-size-asian="10pt" style:font-size-complex="10pt" style:font-name-asian="돋움" fo:color="#000000" style:font-weight-asian="bold" fo:font-weight="bold"/>
    </style:style>
    <style:style style:name="ID0E3A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B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B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C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C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C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D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D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E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E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E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F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F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G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G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G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H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H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I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I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J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J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J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K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K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L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L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L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M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M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N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PN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3N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JO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WO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DP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QP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4P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KQ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XQ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ER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RR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5R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LS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YS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FT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ST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6T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MU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ZU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GV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TV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AW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NW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1W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HX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UX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BY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OY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2Y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IZ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VZAE" style:family="table-cell" style:parent-style-name="Default">
      <style:table-cell-properties style:vertical-align="bottom" fo:wrap-option="wrap"/>
      <style:paragraph-properties fo:text-align="general"/>
      <style:text-properties style:font-name="돋움" fo:font-size="10" style:font-size-asian="10pt" style:font-size-complex="10pt" style:font-name-asian="돋움" fo:color="#000000"/>
    </style:style>
    <style:style style:name="ID0EC1AE" style:family="table-cell" style:parent-style-name="Default">
      <style:table-cell-properties style:vertical-align="middle" fo:wrap-option="wrap"/>
      <style:paragraph-properties fo:text-align="general"/>
      <style:text-properties style:font-name="돋움" fo:font-size="11" style:font-size-asian="11pt" style:font-size-complex="11pt" style:font-name-asian="돋움" fo:color="#000000"/>
    </style:style>
    <style:style style:name="ID0EGHCK" style:family="table" style:master-page-name="Default">
      <style:table-properties/>
    </style:style>
    <style:style style:name="ID0ELHCK" style:family="table" style:master-page-name="Default">
      <style:table-properties/>
    </style:style>
    <style:style style:name="ID0EQHCK" style:family="table" style:master-page-name="Default">
      <style:table-properties/>
    </style:style>
    <style:style style:name="ID0EPS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ZS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ET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OT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JV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SV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33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G4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X4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B5A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DE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NE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ID0EWE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3G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00"/>
    </style:style>
    <style:style style:name="ID0EGHBG" style:family="text">
      <style:text-properties fo:font-weight="normal" fo:font-style="normal" style:text-underline-type="none" style:text-position="0% 100%" style:font-name="돋움" fo:font-size="11" style:font-size-asian="11pt" style:font-size-complex="11pt" style:font-name-asian="" fo:color="#0000ff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Account" table:style-name="ID0EGHCK">
        <table:table-column table:style-name="ID0ERPBG" table:default-cell-style-name="ID0ETOAC"/>
        <table:table-column table:style-name="ID0EXPBG" table:default-cell-style-name="ID0ETOAC"/>
        <table:table-column table:style-name="ID0E4PBG" table:default-cell-style-name="ID0ETOAC"/>
        <table:table-column table:style-name="ID0EDQBG" table:number-columns-repeated="2" table:default-cell-style-name="ID0ETOAC"/>
        <table:table-column table:style-name="ID0EJQBG" table:number-columns-repeated="4" table:default-cell-style-name="ID0ETOAC"/>
        <table:table-column table:style-name="ID0EPQBG" table:number-columns-repeated="247" table:default-cell-style-name="ID0ETOAC"/>
        <table:table-row xmlns:xdr="http://schemas.openxmlformats.org/drawingml/2006/spreadsheetDrawing" table:style-name="ID0EWQBG">
          <table:table-cell table:style-name="ID0EJPAC" office:value-type="string">
            <text:p>class name</text:p>
          </table:table-cell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office:value-type="string">
            <text:p>field definitions</text:p>
          </table:table-cell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OSBG">
          <table:table-cell table:style-name="ID0EJPAC" office:value-type="string">
            <text:p>Account</text:p>
          </table:table-cell>
          <table:table-cell table:style-name="ID0EJPAC"/>
          <table:table-cell table:style-name="ID0EJPAC"/>
          <table:table-cell table:style-name="ID0EJPAC" office:value-type="string">
            <text:p>type</text:p>
          </table:table-cell>
          <table:table-cell table:style-name="ID0EJPAC"/>
          <table:table-cell table:style-name="ID0EJPAC" office:value-type="string">
            <text:p>comment part</text:p>
          </table:table-cell>
          <table:table-cell table:style-name="ID0EJPAC" office:value-type="string">
            <text:p>json annotation</text:p>
          </table:table-cell>
          <table:table-cell table:style-name="ID0EJPAC" office:value-type="string">
            <text:p>variable part</text:p>
          </table:table-cell>
          <table:table-cell table:style-name="ID0EQAAE" office:value-type="string">
            <text:p>COMBINED</text:p>
          </table:table-cell>
          <table:table-cell table:style-name="ID0EJPAC"/>
          <table:table-cell table:style-name="ID0EJPAC" table:formula="oooc:=CONCATENATE([.A2];&quot;({&quot;)" office:value-type="string">
            <text:p>Account({</text:p>
          </table:table-cell>
          <table:table-cell table:number-columns-repeated="245"/>
        </table:table-row>
        <table:table-row xmlns:xdr="http://schemas.openxmlformats.org/drawingml/2006/spreadsheetDrawing" table:style-name="ID0EPUBG">
          <table:table-cell table:style-name="ID0EVPAC" office:value-type="string">
            <text:p>id</text:p>
          </table:table-cell>
          <table:table-cell table:style-name="ID0EVPAC" office:value-type="string">
            <text:p>The ID of the account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3]=&quot;no&quot;;&quot;(required)&quot;;&quot;(optional)&quot;);&quot; &quot;;[.B3])" office:value-type="string">
            <text:p>/// (required) The ID of the account</text:p>
          </table:table-cell>
          <table:table-cell table:style-name="ID0EJPAC" table:formula="oooc:=IF([.C3]=&quot;no&quot;;&quot;&quot;;&quot;@JsonKey(includeIfNull: false)&quot;)" office:value-type="string">
            <text:p/>
          </table:table-cell>
          <table:table-cell table:style-name="ID0EJPAC" table:formula="oooc:=CONCATENATE(IF([.C3]=&quot;no&quot;;&quot;final&quot;;&quot;     &quot;);&quot; &quot;;[.D3];&quot; &quot;;[.A3];&quot;;&quot;)" office:value-type="string">
            <text:p>final String id,</text:p>
          </table:table-cell>
          <table:table-cell table:style-name="ID0E3AAE" table:formula="oooc:=CONCATENATE([.F3];CHAR(10);IF([.G3]=&quot;&quot;;&quot;&quot;;CONCATENATE([.G3];CHAR(10)));[.H3])" office:value-type="string">
            <text:p>/// (required) The ID of the account
final String id,</text:p>
          </table:table-cell>
          <table:table-cell table:style-name="ID0EJPAC"/>
          <table:table-cell table:style-name="ID0EJPAC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YWBG">
          <table:table-cell table:style-name="ID0EVPAC" office:value-type="string">
            <text:p>username</text:p>
          </table:table-cell>
          <table:table-cell table:style-name="ID0EVPAC" office:value-type="string">
            <text:p>The username of the account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JPAC" table:formula="oooc:=IF([.C4]=&quot;no&quot;;&quot;&quot;;&quot;@JsonKey(includeIfNull: false)&quot;)" office:value-type="string">
            <text:p/>
          </table:table-cell>
          <table:table-cell table:style-name="ID0EJPAC" table:formula="oooc:=CONCATENATE(IF([.C4]=&quot;no&quot;;&quot;final&quot;;&quot;     &quot;);&quot; &quot;;[.D4];&quot; &quot;;[.A4];&quot;;&quot;)" office:value-type="string">
            <text:p>final String username,</text:p>
          </table:table-cell>
          <table:table-cell table:style-name="ID0EJBAE" table:formula="oooc:=CONCATENATE([.F4];CHAR(10);IF([.G4]=&quot;&quot;;&quot;&quot;;CONCATENATE([.G4];CHAR(10)));[.H4])" office:value-type="string">
            <text:p>/// (required) The username of the account
final String username,</text:p>
          </table:table-cell>
          <table:table-cell table:style-name="ID0EJPAC"/>
          <table:table-cell table:style-name="ID0EJPAC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BZBG">
          <table:table-cell table:style-name="ID0EVPAC" office:value-type="string">
            <text:p>acct</text:p>
          </table:table-cell>
          <table:table-cell table:style-name="ID0EVPAC" office:value-type="string">
            <text:p>Equals username for local users, includes @domain for remote ones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5]=&quot;no&quot;;&quot;(required)&quot;;&quot;(optional)&quot;);&quot; &quot;;[.B5])" office:value-type="string">
            <text:p>/// (required) Equals username for local users, includes @domain for remote ones</text:p>
          </table:table-cell>
          <table:table-cell table:style-name="ID0EJPAC" table:formula="oooc:=IF([.C5]=&quot;no&quot;;&quot;&quot;;&quot;@JsonKey(includeIfNull: false)&quot;)" office:value-type="string">
            <text:p/>
          </table:table-cell>
          <table:table-cell table:style-name="ID0EJPAC" table:formula="oooc:=CONCATENATE(IF([.C5]=&quot;no&quot;;&quot;final&quot;;&quot;     &quot;);&quot; &quot;;[.D5];&quot; &quot;;[.A5];&quot;;&quot;)" office:value-type="string">
            <text:p>final String acct,</text:p>
          </table:table-cell>
          <table:table-cell table:style-name="ID0EWBAE" table:formula="oooc:=CONCATENATE([.F5];CHAR(10);IF([.G5]=&quot;&quot;;&quot;&quot;;CONCATENATE([.G5];CHAR(10)));[.H5])" office:value-type="string">
            <text:p>/// (required) Equals username for local users, includes @domain for remote ones
final String acct,</text:p>
          </table:table-cell>
          <table:table-cell table:style-name="ID0EJPAC"/>
          <table:table-cell table:style-name="ID0EJPAC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K2BG">
          <table:table-cell table:style-name="ID0EVPAC" office:value-type="string">
            <text:p>display_name</text:p>
          </table:table-cell>
          <table:table-cell table:style-name="ID0EVPAC" office:value-type="string">
            <text:p>The account's display name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6]=&quot;no&quot;;&quot;(required)&quot;;&quot;(optional)&quot;);&quot; &quot;;[.B6])" office:value-type="string">
            <text:p>/// (required) The account's display name</text:p>
          </table:table-cell>
          <table:table-cell table:style-name="ID0EJPAC" table:formula="oooc:=IF([.C6]=&quot;no&quot;;&quot;&quot;;&quot;@JsonKey(includeIfNull: false)&quot;)" office:value-type="string">
            <text:p/>
          </table:table-cell>
          <table:table-cell table:style-name="ID0EJPAC" table:formula="oooc:=CONCATENATE(IF([.C6]=&quot;no&quot;;&quot;final&quot;;&quot;     &quot;);&quot; &quot;;[.D6];&quot; &quot;;[.A6];&quot;;&quot;)" office:value-type="string">
            <text:p>final String display_name,</text:p>
          </table:table-cell>
          <table:table-cell table:style-name="ID0EDCAE" table:formula="oooc:=CONCATENATE([.F6];CHAR(10);IF([.G6]=&quot;&quot;;&quot;&quot;;CONCATENATE([.G6];CHAR(10)));[.H6])" office:value-type="string">
            <text:p>/// (required) The account's display name
final String display_name,</text:p>
          </table:table-cell>
          <table:table-cell table:style-name="ID0EJPAC"/>
          <table:table-cell table:style-name="ID0EJPAC" table:formula="oooc:=CONCATENATE(&quot;this.&quot;;[.A6];IF([.C6]=&quot;no&quot;;&quot;&quot;;&quot; = null&quot;);&quot;;&quot;)" office:value-type="string">
            <text:p>this.display_name,</text:p>
          </table:table-cell>
          <table:table-cell table:number-columns-repeated="245"/>
        </table:table-row>
        <table:table-row xmlns:xdr="http://schemas.openxmlformats.org/drawingml/2006/spreadsheetDrawing" table:style-name="ID0ET4BG">
          <table:table-cell table:style-name="ID0EVPAC" office:value-type="string">
            <text:p>locked</text:p>
          </table:table-cell>
          <table:table-cell table:style-name="ID0EVPAC" office:value-type="string">
            <text:p>Boolean for when the account cannot be followed without waiting for approval first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bool</text:p>
          </table:table-cell>
          <table:table-cell table:style-name="ID0EDAAE"/>
          <table:table-cell table:style-name="ID0EJPAC" table:formula="oooc:=CONCATENATE(&quot;/// &quot;;IF([.C7]=&quot;no&quot;;&quot;(required)&quot;;&quot;(optional)&quot;);&quot; &quot;;[.B7])" office:value-type="string">
            <text:p>/// (required) Boolean for when the account cannot be followed without waiting for approval first</text:p>
          </table:table-cell>
          <table:table-cell table:style-name="ID0EJPAC" table:formula="oooc:=IF([.C7]=&quot;no&quot;;&quot;&quot;;&quot;@JsonKey(includeIfNull: false)&quot;)" office:value-type="string">
            <text:p/>
          </table:table-cell>
          <table:table-cell table:style-name="ID0EJPAC" table:formula="oooc:=CONCATENATE(IF([.C7]=&quot;no&quot;;&quot;final&quot;;&quot;     &quot;);&quot; &quot;;[.D7];&quot; &quot;;[.A7];&quot;;&quot;)" office:value-type="string">
            <text:p>final bool locked,</text:p>
          </table:table-cell>
          <table:table-cell table:style-name="ID0EQCAE" table:formula="oooc:=CONCATENATE([.F7];CHAR(10);IF([.G7]=&quot;&quot;;&quot;&quot;;CONCATENATE([.G7];CHAR(10)));[.H7])" office:value-type="string">
            <text:p>/// (required) Boolean for when the account cannot be followed without waiting for approval first
final bool locked,</text:p>
          </table:table-cell>
          <table:table-cell table:style-name="ID0EJPAC"/>
          <table:table-cell table:style-name="ID0EJPAC" table:formula="oooc:=CONCATENATE(&quot;this.&quot;;[.A7];IF([.C7]=&quot;no&quot;;&quot;&quot;;&quot; = null&quot;);&quot;;&quot;)" office:value-type="string">
            <text:p>this.locked,</text:p>
          </table:table-cell>
          <table:table-cell table:number-columns-repeated="245"/>
        </table:table-row>
        <table:table-row xmlns:xdr="http://schemas.openxmlformats.org/drawingml/2006/spreadsheetDrawing" table:style-name="ID0E36BG">
          <table:table-cell table:style-name="ID0EVPAC" office:value-type="string">
            <text:p>created_at</text:p>
          </table:table-cell>
          <table:table-cell table:style-name="ID0EVPAC" office:value-type="string">
            <text:p>The time the account was created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DateTime</text:p>
          </table:table-cell>
          <table:table-cell table:style-name="ID0EDAAE"/>
          <table:table-cell table:style-name="ID0EJPAC" table:formula="oooc:=CONCATENATE(&quot;/// &quot;;IF([.C8]=&quot;no&quot;;&quot;(required)&quot;;&quot;(optional)&quot;);&quot; &quot;;[.B8])" office:value-type="string">
            <text:p>/// (required) The time the account was created</text:p>
          </table:table-cell>
          <table:table-cell table:style-name="ID0EJPAC" table:formula="oooc:=IF([.C8]=&quot;no&quot;;&quot;&quot;;&quot;@JsonKey(includeIfNull: false)&quot;)" office:value-type="string">
            <text:p/>
          </table:table-cell>
          <table:table-cell table:style-name="ID0EJPAC" table:formula="oooc:=CONCATENATE(IF([.C8]=&quot;no&quot;;&quot;final&quot;;&quot;     &quot;);&quot; &quot;;[.D8];&quot; &quot;;[.A8];&quot;;&quot;)" office:value-type="string">
            <text:p>final DateTime created_at,</text:p>
          </table:table-cell>
          <table:table-cell table:style-name="ID0E4CAE" table:formula="oooc:=CONCATENATE([.F8];CHAR(10);IF([.G8]=&quot;&quot;;&quot;&quot;;CONCATENATE([.G8];CHAR(10)));[.H8])" office:value-type="string">
            <text:p>/// (required) The time the account was created
final DateTime created_at,</text:p>
          </table:table-cell>
          <table:table-cell table:style-name="ID0EJPAC"/>
          <table:table-cell table:style-name="ID0EJPAC" table:formula="oooc:=CONCATENATE(&quot;this.&quot;;[.A8];IF([.C8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GCAI">
          <table:table-cell table:style-name="ID0EVPAC" office:value-type="string">
            <text:p>followers_count</text:p>
          </table:table-cell>
          <table:table-cell table:style-name="ID0EVPAC" office:value-type="string">
            <text:p>The number of followers for the account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int</text:p>
          </table:table-cell>
          <table:table-cell table:style-name="ID0EDAAE"/>
          <table:table-cell table:style-name="ID0EJPAC" table:formula="oooc:=CONCATENATE(&quot;/// &quot;;IF([.C9]=&quot;no&quot;;&quot;(required)&quot;;&quot;(optional)&quot;);&quot; &quot;;[.B9])" office:value-type="string">
            <text:p>/// (required) The number of followers for the account</text:p>
          </table:table-cell>
          <table:table-cell table:style-name="ID0EJPAC" table:formula="oooc:=IF([.C9]=&quot;no&quot;;&quot;&quot;;&quot;@JsonKey(includeIfNull: false)&quot;)" office:value-type="string">
            <text:p/>
          </table:table-cell>
          <table:table-cell table:style-name="ID0EJPAC" table:formula="oooc:=CONCATENATE(IF([.C9]=&quot;no&quot;;&quot;final&quot;;&quot;     &quot;);&quot; &quot;;[.D9];&quot; &quot;;[.A9];&quot;;&quot;)" office:value-type="string">
            <text:p>final int followers_count,</text:p>
          </table:table-cell>
          <table:table-cell table:style-name="ID0EKDAE" table:formula="oooc:=CONCATENATE([.F9];CHAR(10);IF([.G9]=&quot;&quot;;&quot;&quot;;CONCATENATE([.G9];CHAR(10)));[.H9])" office:value-type="string">
            <text:p>/// (required) The number of followers for the account
final int followers_count,</text:p>
          </table:table-cell>
          <table:table-cell table:style-name="ID0EJPAC"/>
          <table:table-cell table:style-name="ID0EJPAC" table:formula="oooc:=CONCATENATE(&quot;this.&quot;;[.A9];IF([.C9]=&quot;no&quot;;&quot;&quot;;&quot; = null&quot;);&quot;;&quot;)" office:value-type="string">
            <text:p>this.followers_count,</text:p>
          </table:table-cell>
          <table:table-cell table:number-columns-repeated="245"/>
        </table:table-row>
        <table:table-row xmlns:xdr="http://schemas.openxmlformats.org/drawingml/2006/spreadsheetDrawing" table:style-name="ID0EPEAI">
          <table:table-cell table:style-name="ID0EVPAC" office:value-type="string">
            <text:p>following_count</text:p>
          </table:table-cell>
          <table:table-cell table:style-name="ID0EVPAC" office:value-type="string">
            <text:p>The number of accounts the given account is following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int</text:p>
          </table:table-cell>
          <table:table-cell table:style-name="ID0EDAAE"/>
          <table:table-cell table:style-name="ID0EJPAC" table:formula="oooc:=CONCATENATE(&quot;/// &quot;;IF([.C10]=&quot;no&quot;;&quot;(required)&quot;;&quot;(optional)&quot;);&quot; &quot;;[.B10])" office:value-type="string">
            <text:p>/// (required) The number of accounts the given account is following</text:p>
          </table:table-cell>
          <table:table-cell table:style-name="ID0EJPAC" table:formula="oooc:=IF([.C10]=&quot;no&quot;;&quot;&quot;;&quot;@JsonKey(includeIfNull: false)&quot;)" office:value-type="string">
            <text:p/>
          </table:table-cell>
          <table:table-cell table:style-name="ID0EJPAC" table:formula="oooc:=CONCATENATE(IF([.C10]=&quot;no&quot;;&quot;final&quot;;&quot;     &quot;);&quot; &quot;;[.D10];&quot; &quot;;[.A10];&quot;;&quot;)" office:value-type="string">
            <text:p>final int following_count,</text:p>
          </table:table-cell>
          <table:table-cell table:style-name="ID0EXDAE" table:formula="oooc:=CONCATENATE([.F10];CHAR(10);IF([.G10]=&quot;&quot;;&quot;&quot;;CONCATENATE([.G10];CHAR(10)));[.H10])" office:value-type="string">
            <text:p>/// (required) The number of accounts the given account is following
final int following_count,</text:p>
          </table:table-cell>
          <table:table-cell table:style-name="ID0EJPAC"/>
          <table:table-cell table:style-name="ID0EJPAC" table:formula="oooc:=CONCATENATE(&quot;this.&quot;;[.A10];IF([.C10]=&quot;no&quot;;&quot;&quot;;&quot; = null&quot;);&quot;;&quot;)" office:value-type="string">
            <text:p>this.following_count,</text:p>
          </table:table-cell>
          <table:table-cell table:number-columns-repeated="245"/>
        </table:table-row>
        <table:table-row xmlns:xdr="http://schemas.openxmlformats.org/drawingml/2006/spreadsheetDrawing" table:style-name="ID0EYGAI">
          <table:table-cell table:style-name="ID0EVPAC" office:value-type="string">
            <text:p>statuses_count</text:p>
          </table:table-cell>
          <table:table-cell table:style-name="ID0EVPAC" office:value-type="string">
            <text:p>The number of statuses the account has made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int</text:p>
          </table:table-cell>
          <table:table-cell table:style-name="ID0EDAAE"/>
          <table:table-cell table:style-name="ID0EJPAC" table:formula="oooc:=CONCATENATE(&quot;/// &quot;;IF([.C11]=&quot;no&quot;;&quot;(required)&quot;;&quot;(optional)&quot;);&quot; &quot;;[.B11])" office:value-type="string">
            <text:p>/// (required) The number of statuses the account has made</text:p>
          </table:table-cell>
          <table:table-cell table:style-name="ID0EJPAC" table:formula="oooc:=IF([.C11]=&quot;no&quot;;&quot;&quot;;&quot;@JsonKey(includeIfNull: false)&quot;)" office:value-type="string">
            <text:p/>
          </table:table-cell>
          <table:table-cell table:style-name="ID0EJPAC" table:formula="oooc:=CONCATENATE(IF([.C11]=&quot;no&quot;;&quot;final&quot;;&quot;     &quot;);&quot; &quot;;[.D11];&quot; &quot;;[.A11];&quot;;&quot;)" office:value-type="string">
            <text:p>final int statuses_count,</text:p>
          </table:table-cell>
          <table:table-cell table:style-name="ID0EEEAE" table:formula="oooc:=CONCATENATE([.F11];CHAR(10);IF([.G11]=&quot;&quot;;&quot;&quot;;CONCATENATE([.G11];CHAR(10)));[.H11])" office:value-type="string">
            <text:p>/// (required) The number of statuses the account has made
final int statuses_count,</text:p>
          </table:table-cell>
          <table:table-cell table:style-name="ID0EJPAC"/>
          <table:table-cell table:style-name="ID0EJPAC" table:formula="oooc:=CONCATENATE(&quot;this.&quot;;[.A11];IF([.C11]=&quot;no&quot;;&quot;&quot;;&quot; = null&quot;);&quot;;&quot;)" office:value-type="string">
            <text:p>this.statuses_count,</text:p>
          </table:table-cell>
          <table:table-cell table:number-columns-repeated="245"/>
        </table:table-row>
        <table:table-row xmlns:xdr="http://schemas.openxmlformats.org/drawingml/2006/spreadsheetDrawing" table:style-name="ID0EBJAI">
          <table:table-cell table:style-name="ID0EVPAC" office:value-type="string">
            <text:p>note</text:p>
          </table:table-cell>
          <table:table-cell table:style-name="ID0EVPAC" office:value-type="string">
            <text:p>Biography of user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Document</text:p>
          </table:table-cell>
          <table:table-cell table:style-name="ID0EDAAE"/>
          <table:table-cell table:style-name="ID0EJPAC" table:formula="oooc:=CONCATENATE(&quot;/// &quot;;IF([.C12]=&quot;no&quot;;&quot;(required)&quot;;&quot;(optional)&quot;);&quot; &quot;;[.B12])" office:value-type="string">
            <text:p>/// (required) Biography of user</text:p>
          </table:table-cell>
          <table:table-cell table:style-name="ID0EJPAC" table:formula="oooc:=IF([.C12]=&quot;no&quot;;&quot;&quot;;&quot;@JsonKey(includeIfNull: false)&quot;)" office:value-type="string">
            <text:p/>
          </table:table-cell>
          <table:table-cell table:style-name="ID0EJPAC" table:formula="oooc:=CONCATENATE(IF([.C12]=&quot;no&quot;;&quot;final&quot;;&quot;     &quot;);&quot; &quot;;[.D12];&quot; &quot;;[.A12];&quot;;&quot;)" office:value-type="string">
            <text:p>final Document note,</text:p>
          </table:table-cell>
          <table:table-cell table:style-name="ID0EREAE" table:formula="oooc:=CONCATENATE([.F12];CHAR(10);IF([.G12]=&quot;&quot;;&quot;&quot;;CONCATENATE([.G12];CHAR(10)));[.H12])" office:value-type="string">
            <text:p>/// (required) Biography of user
final Document note,</text:p>
          </table:table-cell>
          <table:table-cell table:style-name="ID0EJPAC"/>
          <table:table-cell table:style-name="ID0EJPAC" table:formula="oooc:=CONCATENATE(&quot;this.&quot;;[.A12];IF([.C12]=&quot;no&quot;;&quot;&quot;;&quot; = null&quot;);&quot;;&quot;)" office:value-type="string">
            <text:p>this.note,</text:p>
          </table:table-cell>
          <table:table-cell table:number-columns-repeated="245"/>
        </table:table-row>
        <table:table-row xmlns:xdr="http://schemas.openxmlformats.org/drawingml/2006/spreadsheetDrawing" table:style-name="ID0EKLAI">
          <table:table-cell table:style-name="ID0EVPAC" office:value-type="string">
            <text:p>url</text:p>
          </table:table-cell>
          <table:table-cell table:style-name="ID0EVPAC" office:value-type="string">
            <text:p>URL of the user's profile page (can be remote)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13]=&quot;no&quot;;&quot;(required)&quot;;&quot;(optional)&quot;);&quot; &quot;;[.B13])" office:value-type="string">
            <text:p>/// (required) URL of the user's profile page (can be remote)</text:p>
          </table:table-cell>
          <table:table-cell table:style-name="ID0EJPAC" table:formula="oooc:=IF([.C13]=&quot;no&quot;;&quot;&quot;;&quot;@JsonKey(includeIfNull: false)&quot;)" office:value-type="string">
            <text:p/>
          </table:table-cell>
          <table:table-cell table:style-name="ID0EJPAC" table:formula="oooc:=CONCATENATE(IF([.C13]=&quot;no&quot;;&quot;final&quot;;&quot;     &quot;);&quot; &quot;;[.D13];&quot; &quot;;[.A13];&quot;;&quot;)" office:value-type="string">
            <text:p>final String url,</text:p>
          </table:table-cell>
          <table:table-cell table:style-name="ID0E5EAE" table:formula="oooc:=CONCATENATE([.F13];CHAR(10);IF([.G13]=&quot;&quot;;&quot;&quot;;CONCATENATE([.G13];CHAR(10)));[.H13])" office:value-type="string">
            <text:p>/// (required) URL of the user's profile page (can be remote)
final String url,</text:p>
          </table:table-cell>
          <table:table-cell table:style-name="ID0EJPAC"/>
          <table:table-cell table:style-name="ID0EJPAC" table:formula="oooc:=CONCATENATE(&quot;this.&quot;;[.A13];IF([.C1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TNAI">
          <table:table-cell table:style-name="ID0EVPAC" office:value-type="string">
            <text:p>avatar</text:p>
          </table:table-cell>
          <table:table-cell table:style-name="ID0EVPAC" office:value-type="string">
            <text:p>URL to the avatar image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Uri</text:p>
          </table:table-cell>
          <table:table-cell table:style-name="ID0EDAAE"/>
          <table:table-cell table:style-name="ID0EJPAC" table:formula="oooc:=CONCATENATE(&quot;/// &quot;;IF([.C14]=&quot;no&quot;;&quot;(required)&quot;;&quot;(optional)&quot;);&quot; &quot;;[.B14])" office:value-type="string">
            <text:p>/// (required) URL to the avatar image</text:p>
          </table:table-cell>
          <table:table-cell table:style-name="ID0EJPAC" table:formula="oooc:=IF([.C14]=&quot;no&quot;;&quot;&quot;;&quot;@JsonKey(includeIfNull: false)&quot;)" office:value-type="string">
            <text:p/>
          </table:table-cell>
          <table:table-cell table:style-name="ID0EJPAC" table:formula="oooc:=CONCATENATE(IF([.C14]=&quot;no&quot;;&quot;final&quot;;&quot;     &quot;);&quot; &quot;;[.D14];&quot; &quot;;[.A14];&quot;;&quot;)" office:value-type="string">
            <text:p>final Uri avatar,</text:p>
          </table:table-cell>
          <table:table-cell table:style-name="ID0ELFAE" table:formula="oooc:=CONCATENATE([.F14];CHAR(10);IF([.G14]=&quot;&quot;;&quot;&quot;;CONCATENATE([.G14];CHAR(10)));[.H14])" office:value-type="string">
            <text:p>/// (required) URL to the avatar image
final Uri avatar,</text:p>
          </table:table-cell>
          <table:table-cell table:style-name="ID0EJPAC"/>
          <table:table-cell table:style-name="ID0EJPAC" table:formula="oooc:=CONCATENATE(&quot;this.&quot;;[.A14];IF([.C14]=&quot;no&quot;;&quot;&quot;;&quot; = null&quot;);&quot;;&quot;)" office:value-type="string">
            <text:p>this.avatar,</text:p>
          </table:table-cell>
          <table:table-cell table:number-columns-repeated="245"/>
        </table:table-row>
        <table:table-row xmlns:xdr="http://schemas.openxmlformats.org/drawingml/2006/spreadsheetDrawing" table:style-name="ID0E3PAI">
          <table:table-cell table:style-name="ID0EVPAC" office:value-type="string">
            <text:p>avatar_static</text:p>
          </table:table-cell>
          <table:table-cell table:style-name="ID0EVPAC" office:value-type="string">
            <text:p>URL to the avatar static image (gif)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Uri</text:p>
          </table:table-cell>
          <table:table-cell table:style-name="ID0EDAAE"/>
          <table:table-cell table:style-name="ID0EJPAC" table:formula="oooc:=CONCATENATE(&quot;/// &quot;;IF([.C15]=&quot;no&quot;;&quot;(required)&quot;;&quot;(optional)&quot;);&quot; &quot;;[.B15])" office:value-type="string">
            <text:p>/// (required) URL to the avatar static image (gif)</text:p>
          </table:table-cell>
          <table:table-cell table:style-name="ID0EJPAC" table:formula="oooc:=IF([.C15]=&quot;no&quot;;&quot;&quot;;&quot;@JsonKey(includeIfNull: false)&quot;)" office:value-type="string">
            <text:p/>
          </table:table-cell>
          <table:table-cell table:style-name="ID0EJPAC" table:formula="oooc:=CONCATENATE(IF([.C15]=&quot;no&quot;;&quot;final&quot;;&quot;     &quot;);&quot; &quot;;[.D15];&quot; &quot;;[.A15];&quot;;&quot;)" office:value-type="string">
            <text:p>final Uri avatar_static,</text:p>
          </table:table-cell>
          <table:table-cell table:style-name="ID0EYFAE" table:formula="oooc:=CONCATENATE([.F15];CHAR(10);IF([.G15]=&quot;&quot;;&quot;&quot;;CONCATENATE([.G15];CHAR(10)));[.H15])" office:value-type="string">
            <text:p>/// (required) URL to the avatar static image (gif)
final Uri avatar_static,</text:p>
          </table:table-cell>
          <table:table-cell table:style-name="ID0EJPAC"/>
          <table:table-cell table:style-name="ID0EJPAC" table:formula="oooc:=CONCATENATE(&quot;this.&quot;;[.A15];IF([.C15]=&quot;no&quot;;&quot;&quot;;&quot; = null&quot;);&quot;;&quot;)" office:value-type="string">
            <text:p>this.avatar_static,</text:p>
          </table:table-cell>
          <table:table-cell table:number-columns-repeated="245"/>
        </table:table-row>
        <table:table-row xmlns:xdr="http://schemas.openxmlformats.org/drawingml/2006/spreadsheetDrawing" table:style-name="ID0EFSAI">
          <table:table-cell table:style-name="ID0EVPAC" office:value-type="string">
            <text:p>header</text:p>
          </table:table-cell>
          <table:table-cell table:style-name="ID0EVPAC" office:value-type="string">
            <text:p>URL to the header image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Uri</text:p>
          </table:table-cell>
          <table:table-cell table:style-name="ID0EDAAE"/>
          <table:table-cell table:style-name="ID0EJPAC" table:formula="oooc:=CONCATENATE(&quot;/// &quot;;IF([.C16]=&quot;no&quot;;&quot;(required)&quot;;&quot;(optional)&quot;);&quot; &quot;;[.B16])" office:value-type="string">
            <text:p>/// (required) URL to the header image</text:p>
          </table:table-cell>
          <table:table-cell table:style-name="ID0EJPAC" table:formula="oooc:=IF([.C16]=&quot;no&quot;;&quot;&quot;;&quot;@JsonKey(includeIfNull: false)&quot;)" office:value-type="string">
            <text:p/>
          </table:table-cell>
          <table:table-cell table:style-name="ID0EJPAC" table:formula="oooc:=CONCATENATE(IF([.C16]=&quot;no&quot;;&quot;final&quot;;&quot;     &quot;);&quot; &quot;;[.D16];&quot; &quot;;[.A16];&quot;;&quot;)" office:value-type="string">
            <text:p>final Uri header,</text:p>
          </table:table-cell>
          <table:table-cell table:style-name="ID0EFGAE" table:formula="oooc:=CONCATENATE([.F16];CHAR(10);IF([.G16]=&quot;&quot;;&quot;&quot;;CONCATENATE([.G16];CHAR(10)));[.H16])" office:value-type="string">
            <text:p>/// (required) URL to the header image
final Uri header,</text:p>
          </table:table-cell>
          <table:table-cell table:style-name="ID0EJPAC"/>
          <table:table-cell table:style-name="ID0EJPAC" table:formula="oooc:=CONCATENATE(&quot;this.&quot;;[.A16];IF([.C16]=&quot;no&quot;;&quot;&quot;;&quot; = null&quot;);&quot;;&quot;)" office:value-type="string">
            <text:p>this.header,</text:p>
          </table:table-cell>
          <table:table-cell table:number-columns-repeated="245"/>
        </table:table-row>
        <table:table-row xmlns:xdr="http://schemas.openxmlformats.org/drawingml/2006/spreadsheetDrawing" table:style-name="ID0EOUAI">
          <table:table-cell table:style-name="ID0EVPAC" office:value-type="string">
            <text:p>header_static</text:p>
          </table:table-cell>
          <table:table-cell table:style-name="ID0EVPAC" office:value-type="string">
            <text:p>URL to the header static image (gif)</text:p>
          </table:table-cell>
          <table:table-cell table:style-name="ID0EVPAC" office:value-type="string">
            <text:p>no</text:p>
          </table:table-cell>
          <table:table-cell table:style-name="ID0EDAAE" office:value-type="string">
            <text:p>Uri</text:p>
          </table:table-cell>
          <table:table-cell table:style-name="ID0EDAAE"/>
          <table:table-cell table:style-name="ID0EJPAC" table:formula="oooc:=CONCATENATE(&quot;/// &quot;;IF([.C17]=&quot;no&quot;;&quot;(required)&quot;;&quot;(optional)&quot;);&quot; &quot;;[.B17])" office:value-type="string">
            <text:p>/// (required) URL to the header static image (gif)</text:p>
          </table:table-cell>
          <table:table-cell table:style-name="ID0EJPAC" table:formula="oooc:=IF([.C17]=&quot;no&quot;;&quot;&quot;;&quot;@JsonKey(includeIfNull: false)&quot;)" office:value-type="string">
            <text:p/>
          </table:table-cell>
          <table:table-cell table:style-name="ID0EJPAC" table:formula="oooc:=CONCATENATE(IF([.C17]=&quot;no&quot;;&quot;final&quot;;&quot;     &quot;);&quot; &quot;;[.D17];&quot; &quot;;[.A17];&quot;;&quot;)" office:value-type="string">
            <text:p>final Uri header_static,</text:p>
          </table:table-cell>
          <table:table-cell table:style-name="ID0ESGAE" table:formula="oooc:=CONCATENATE([.F17];CHAR(10);IF([.G17]=&quot;&quot;;&quot;&quot;;CONCATENATE([.G17];CHAR(10)));[.H17])" office:value-type="string">
            <text:p>/// (required) URL to the header static image (gif)
final Uri header_static,</text:p>
          </table:table-cell>
          <table:table-cell table:style-name="ID0EJPAC"/>
          <table:table-cell table:style-name="ID0EJPAC" table:formula="oooc:=CONCATENATE(&quot;this.&quot;;[.A17];IF([.C17]=&quot;no&quot;;&quot;&quot;;&quot; = null&quot;);&quot;;&quot;)" office:value-type="string">
            <text:p>this.header_static,</text:p>
          </table:table-cell>
          <table:table-cell table:number-columns-repeated="245"/>
        </table:table-row>
        <table:table-row xmlns:xdr="http://schemas.openxmlformats.org/drawingml/2006/spreadsheetDrawing" table:style-name="ID0EXWAI">
          <table:table-cell table:style-name="ID0EVPAC" office:value-type="string">
            <text:p>moved</text:p>
          </table:table-cell>
          <table:table-cell table:style-name="ID0EVPAC" office:value-type="string">
            <text:p>If the owner decided to switch accounts, new account is in this attribute</text:p>
          </table:table-cell>
          <table:table-cell table:style-name="ID0EVPAC" office:value-type="string">
            <text:p>yes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18]=&quot;no&quot;;&quot;(required)&quot;;&quot;(optional)&quot;);&quot; &quot;;[.B18])" office:value-type="string">
            <text:p>/// (optional) If the owner decided to switch accounts, new account is in this attribute</text:p>
          </table:table-cell>
          <table:table-cell table:style-name="ID0EJPAC" table:formula="oooc:=IF([.C18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8]=&quot;no&quot;;&quot;final&quot;;&quot;     &quot;);&quot; &quot;;[.D18];&quot; &quot;;[.A18];&quot;;&quot;)" office:value-type="string">
            <text:p>      String moved,</text:p>
          </table:table-cell>
          <table:table-cell table:style-name="ID0E6GAE" table:formula="oooc:=CONCATENATE([.F18];CHAR(10);IF([.G18]=&quot;&quot;;&quot;&quot;;CONCATENATE([.G18];CHAR(10)));[.H18])" office:value-type="string">
            <text:p>/// (optional) If the owner decided to switch accounts, new account is in this attribute
@JsonKey(includeIfNull: false)
      String moved,</text:p>
          </table:table-cell>
          <table:table-cell table:style-name="ID0EJPAC"/>
          <table:table-cell table:style-name="ID0EJPAC" table:formula="oooc:=CONCATENATE(&quot;this.&quot;;[.A18];IF([.C18]=&quot;no&quot;;&quot;&quot;;&quot; = null&quot;);&quot;;&quot;)" office:value-type="string">
            <text:p>this.moved = null,</text:p>
          </table:table-cell>
          <table:table-cell table:number-columns-repeated="245"/>
        </table:table-row>
        <table:table-row xmlns:xdr="http://schemas.openxmlformats.org/drawingml/2006/spreadsheetDrawing" table:style-name="ID0EBZAI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JPAC" table:formula="oooc:=IF([.C19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9]=&quot;no&quot;;&quot;final&quot;;&quot;     &quot;);&quot; &quot;;[.D19];&quot; &quot;;[.A19];&quot;;&quot;)" office:value-type="string">
            <text:p>       ,</text:p>
          </table:table-cell>
          <table:table-cell table:style-name="ID0EMHAE" table:formula="oooc:=CONCATENATE([.F19];CHAR(10);IF([.G19]=&quot;&quot;;&quot;&quot;;CONCATENATE([.G19];CHAR(10)));[.H19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2AI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JPAC" table:formula="oooc:=IF([.C20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0]=&quot;no&quot;;&quot;final&quot;;&quot;     &quot;);&quot; &quot;;[.D20];&quot; &quot;;[.A20];&quot;;&quot;)" office:value-type="string">
            <text:p>       ,</text:p>
          </table:table-cell>
          <table:table-cell table:style-name="ID0EZHAE" table:formula="oooc:=CONCATENATE([.F20];CHAR(10);IF([.G20]=&quot;&quot;;&quot;&quot;;CONCATENATE([.G20];CHAR(10)));[.H20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4AI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JPAC" table:formula="oooc:=IF([.C21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1]=&quot;no&quot;;&quot;final&quot;;&quot;     &quot;);&quot; &quot;;[.D21];&quot; &quot;;[.A21];&quot;;&quot;)" office:value-type="string">
            <text:p>       ,</text:p>
          </table:table-cell>
          <table:table-cell table:style-name="ID0EGIAE" table:formula="oooc:=CONCATENATE([.F21];CHAR(10);IF([.G21]=&quot;&quot;;&quot;&quot;;CONCATENATE([.G21];CHAR(10)));[.H21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6AI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JPAC" table:formula="oooc:=IF([.C22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2]=&quot;no&quot;;&quot;final&quot;;&quot;     &quot;);&quot; &quot;;[.D22];&quot; &quot;;[.A22];&quot;;&quot;)" office:value-type="string">
            <text:p>       ,</text:p>
          </table:table-cell>
          <table:table-cell table:style-name="ID0ETIAE" table:formula="oooc:=CONCATENATE([.F22];CHAR(10);IF([.G22]=&quot;&quot;;&quot;&quot;;CONCATENATE([.G22];CHAR(10)));[.H22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BBI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JPAC" table:formula="oooc:=IF([.C23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3]=&quot;no&quot;;&quot;final&quot;;&quot;     &quot;);&quot; &quot;;[.D23];&quot; &quot;;[.A23];&quot;;&quot;)" office:value-type="string">
            <text:p>       ,</text:p>
          </table:table-cell>
          <table:table-cell table:style-name="ID0EAJAE" table:formula="oooc:=CONCATENATE([.F23];CHAR(10);IF([.G23]=&quot;&quot;;&quot;&quot;;CONCATENATE([.G23];CHAR(10)));[.H23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DBI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JPAC" table:formula="oooc:=IF([.C24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4]=&quot;no&quot;;&quot;final&quot;;&quot;     &quot;);&quot; &quot;;[.D24];&quot; &quot;;[.A24];&quot;;&quot;)" office:value-type="string">
            <text:p>       ,</text:p>
          </table:table-cell>
          <table:table-cell table:style-name="ID0ENJAE" table:formula="oooc:=CONCATENATE([.F24];CHAR(10);IF([.G24]=&quot;&quot;;&quot;&quot;;CONCATENATE([.G24];CHAR(10)));[.H24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FBI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JPAC" table:formula="oooc:=IF([.C25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5]=&quot;no&quot;;&quot;final&quot;;&quot;     &quot;);&quot; &quot;;[.D25];&quot; &quot;;[.A25];&quot;;&quot;)" office:value-type="string">
            <text:p>       ,</text:p>
          </table:table-cell>
          <table:table-cell table:style-name="ID0E1JAE" table:formula="oooc:=CONCATENATE([.F25];CHAR(10);IF([.G25]=&quot;&quot;;&quot;&quot;;CONCATENATE([.G25];CHAR(10)));[.H25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HBI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JPAC" table:formula="oooc:=IF([.C26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6]=&quot;no&quot;;&quot;final&quot;;&quot;     &quot;);&quot; &quot;;[.D26];&quot; &quot;;[.A26];&quot;;&quot;)" office:value-type="string">
            <text:p>       ,</text:p>
          </table:table-cell>
          <table:table-cell table:style-name="ID0EHKAE" table:formula="oooc:=CONCATENATE([.F26];CHAR(10);IF([.G26]=&quot;&quot;;&quot;&quot;;CONCATENATE([.G26];CHAR(10)));[.H26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JB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JPAC" table:formula="oooc:=IF([.C27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UKAE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RLB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JPAC" table:formula="oooc:=IF([.C28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BLAE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JNB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JPAC" table:formula="oooc:=IF([.C29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OLAE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BPB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JPAC" table:formula="oooc:=IF([.C30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2LAE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ZQB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JPAC" table:formula="oooc:=IF([.C31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IMAE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RSB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JPAC" table:formula="oooc:=IF([.C32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VMAE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JUB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JPAC" table:formula="oooc:=IF([.C33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CNAE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</table:table>
      <table:table table:name="Status" table:style-name="ID0ELHCK">
        <table:table-column table:style-name="ID0EPXBI" table:default-cell-style-name="ID0ETOAC"/>
        <table:table-column table:style-name="ID0EVXBI" table:default-cell-style-name="ID0ETOAC"/>
        <table:table-column table:style-name="ID0E2XBI" table:default-cell-style-name="ID0ETOAC"/>
        <table:table-column table:style-name="ID0EBYBI" table:number-columns-repeated="2" table:default-cell-style-name="ID0ETOAC"/>
        <table:table-column table:style-name="ID0EHYBI" table:number-columns-repeated="4" table:default-cell-style-name="ID0ETOAC"/>
        <table:table-column table:style-name="ID0ENYBI" table:number-columns-repeated="247" table:default-cell-style-name="ID0ETOAC"/>
        <table:table-row xmlns:xdr="http://schemas.openxmlformats.org/drawingml/2006/spreadsheetDrawing" table:style-name="ID0EUYBI">
          <table:table-cell table:style-name="ID0EJPAC" office:value-type="string">
            <text:p>class name</text:p>
          </table:table-cell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office:value-type="string">
            <text:p>field definitions</text:p>
          </table:table-cell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M1BI">
          <table:table-cell table:style-name="ID0EJPAC" office:value-type="string">
            <text:p>Status</text:p>
          </table:table-cell>
          <table:table-cell table:style-name="ID0EJPAC"/>
          <table:table-cell table:style-name="ID0EJPAC"/>
          <table:table-cell table:style-name="ID0EJPAC" office:value-type="string">
            <text:p>type</text:p>
          </table:table-cell>
          <table:table-cell table:style-name="ID0EJPAC"/>
          <table:table-cell table:style-name="ID0EJPAC" office:value-type="string">
            <text:p>comment part</text:p>
          </table:table-cell>
          <table:table-cell table:style-name="ID0EJPAC" office:value-type="string">
            <text:p>json annotation</text:p>
          </table:table-cell>
          <table:table-cell table:style-name="ID0EJPAC" office:value-type="string">
            <text:p>variable part</text:p>
          </table:table-cell>
          <table:table-cell table:style-name="ID0EQAAE" office:value-type="string">
            <text:p>COMBINED</text:p>
          </table:table-cell>
          <table:table-cell table:style-name="ID0EJPAC"/>
          <table:table-cell table:style-name="ID0EJPAC" table:formula="oooc:=CONCATENATE([.A2];&quot;({&quot;)" office:value-type="string">
            <text:p>Status({</text:p>
          </table:table-cell>
          <table:table-cell table:number-columns-repeated="245"/>
        </table:table-row>
        <table:table-row xmlns:xdr="http://schemas.openxmlformats.org/drawingml/2006/spreadsheetDrawing" table:style-name="ID0EN3BI">
          <table:table-cell table:style-name="ID0EDAAE" office:value-type="string">
            <text:p>id</text:p>
          </table:table-cell>
          <table:table-cell table:style-name="ID0EDAAE" office:value-type="string">
            <text:p>The ID of the status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3]=&quot;no&quot;;&quot;(required)&quot;;&quot;(optional)&quot;);&quot; &quot;;[.B3])" office:value-type="string">
            <text:p>/// (required) The ID of the status</text:p>
          </table:table-cell>
          <table:table-cell table:style-name="ID0EJPAC" table:formula="oooc:=IF([.C3]=&quot;no&quot;;&quot;&quot;;&quot;@JsonKey(includeIfNull: false)&quot;)" office:value-type="string">
            <text:p/>
          </table:table-cell>
          <table:table-cell table:style-name="ID0EJPAC" table:formula="oooc:=CONCATENATE(IF([.C3]=&quot;no&quot;;&quot;final&quot;;&quot;     &quot;);&quot; &quot;;[.D3];&quot; &quot;;[.A3];&quot;;&quot;)" office:value-type="string">
            <text:p>final String id,</text:p>
          </table:table-cell>
          <table:table-cell table:style-name="ID0EPNAE" table:formula="oooc:=CONCATENATE([.F3];CHAR(10);IF([.G3]=&quot;&quot;;&quot;&quot;;CONCATENATE([.G3];CHAR(10)));[.H3])" office:value-type="string">
            <text:p>/// (required) The ID of the status
final String id,</text:p>
          </table:table-cell>
          <table:table-cell table:style-name="ID0EJPAC"/>
          <table:table-cell table:style-name="ID0EJPAC" table:formula="oooc:=CONCATENATE(&quot;this.&quot;;[.A3];IF([.C3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W5BI">
          <table:table-cell table:style-name="ID0EDAAE" office:value-type="string">
            <text:p>uri</text:p>
          </table:table-cell>
          <table:table-cell table:style-name="ID0EDAAE" office:value-type="string">
            <text:p>A Fediverse-unique resource ID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Uri</text:p>
          </table:table-cell>
          <table:table-cell table:style-name="ID0EDAAE"/>
          <table:table-cell table:style-name="ID0EJPAC" table:formula="oooc:=CONCATENATE(&quot;/// &quot;;IF([.C4]=&quot;no&quot;;&quot;(required)&quot;;&quot;(optional)&quot;);&quot; &quot;;[.B4])" office:value-type="string">
            <text:p>/// (required) A Fediverse-unique resource ID</text:p>
          </table:table-cell>
          <table:table-cell table:style-name="ID0EJPAC" table:formula="oooc:=IF([.C4]=&quot;no&quot;;&quot;&quot;;&quot;@JsonKey(includeIfNull: false)&quot;)" office:value-type="string">
            <text:p/>
          </table:table-cell>
          <table:table-cell table:style-name="ID0EJPAC" table:formula="oooc:=CONCATENATE(IF([.C4]=&quot;no&quot;;&quot;final&quot;;&quot;     &quot;);&quot; &quot;;[.D4];&quot; &quot;;[.A4];&quot;;&quot;)" office:value-type="string">
            <text:p>final Uri uri,</text:p>
          </table:table-cell>
          <table:table-cell table:style-name="ID0E3NAE" table:formula="oooc:=CONCATENATE([.F4];CHAR(10);IF([.G4]=&quot;&quot;;&quot;&quot;;CONCATENATE([.G4];CHAR(10)));[.H4])" office:value-type="string">
            <text:p>/// (required) A Fediverse-unique resource ID
final Uri uri,</text:p>
          </table:table-cell>
          <table:table-cell table:style-name="ID0EJPAC"/>
          <table:table-cell table:style-name="ID0EJPAC" table:formula="oooc:=CONCATENATE(&quot;this.&quot;;[.A4];IF([.C4]=&quot;no&quot;;&quot;&quot;;&quot; = null&quot;);&quot;;&quot;)" office:value-type="string">
            <text:p>this.uri,</text:p>
          </table:table-cell>
          <table:table-cell table:number-columns-repeated="245"/>
        </table:table-row>
        <table:table-row xmlns:xdr="http://schemas.openxmlformats.org/drawingml/2006/spreadsheetDrawing" table:style-name="ID0E6ACI">
          <table:table-cell table:style-name="ID0EDAAE" office:value-type="string">
            <text:p>url</text:p>
          </table:table-cell>
          <table:table-cell table:style-name="ID0EDAAE" office:value-type="string">
            <text:p>URL to the status page (can be remote)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Uri</text:p>
          </table:table-cell>
          <table:table-cell table:style-name="ID0EDAAE"/>
          <table:table-cell table:style-name="ID0EJPAC" table:formula="oooc:=CONCATENATE(&quot;/// &quot;;IF([.C5]=&quot;no&quot;;&quot;(required)&quot;;&quot;(optional)&quot;);&quot; &quot;;[.B5])" office:value-type="string">
            <text:p>/// (required) URL to the status page (can be remote)</text:p>
          </table:table-cell>
          <table:table-cell table:style-name="ID0EJPAC" table:formula="oooc:=IF([.C5]=&quot;no&quot;;&quot;&quot;;&quot;@JsonKey(includeIfNull: false)&quot;)" office:value-type="string">
            <text:p/>
          </table:table-cell>
          <table:table-cell table:style-name="ID0EJPAC" table:formula="oooc:=CONCATENATE(IF([.C5]=&quot;no&quot;;&quot;final&quot;;&quot;     &quot;);&quot; &quot;;[.D5];&quot; &quot;;[.A5];&quot;;&quot;)" office:value-type="string">
            <text:p>final Uri url,</text:p>
          </table:table-cell>
          <table:table-cell table:style-name="ID0EJOAE" table:formula="oooc:=CONCATENATE([.F5];CHAR(10);IF([.G5]=&quot;&quot;;&quot;&quot;;CONCATENATE([.G5];CHAR(10)));[.H5])" office:value-type="string">
            <text:p>/// (required) URL to the status page (can be remote)
final Uri url,</text:p>
          </table:table-cell>
          <table:table-cell table:style-name="ID0EJPAC"/>
          <table:table-cell table:style-name="ID0EJPAC" table:formula="oooc:=CONCATENATE(&quot;this.&quot;;[.A5];IF([.C5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IDCI">
          <table:table-cell table:style-name="ID0EDAAE" office:value-type="string">
            <text:p>account</text:p>
          </table:table-cell>
          <table:table-cell table:style-name="ID0EDAAE" office:value-type="string">
            <text:p><text:span text:style-name="ID0EDEBG">The </text:span><text:span text:style-name="ID0ENEBG">Account</text:span><text:span text:style-name="ID0EWEBG"> which posted the status</text:span>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Account</text:p>
          </table:table-cell>
          <table:table-cell table:style-name="ID0EDAAE"/>
          <table:table-cell table:style-name="ID0EJPAC" table:formula="oooc:=CONCATENATE(&quot;/// &quot;;IF([.C6]=&quot;no&quot;;&quot;(required)&quot;;&quot;(optional)&quot;);&quot; &quot;;[.B6])" office:value-type="string">
            <text:p>/// (required) The Account which posted the status</text:p>
          </table:table-cell>
          <table:table-cell table:style-name="ID0EJPAC" table:formula="oooc:=IF([.C6]=&quot;no&quot;;&quot;&quot;;&quot;@JsonKey(includeIfNull: false)&quot;)" office:value-type="string">
            <text:p/>
          </table:table-cell>
          <table:table-cell table:style-name="ID0EJPAC" table:formula="oooc:=CONCATENATE(IF([.C6]=&quot;no&quot;;&quot;final&quot;;&quot;     &quot;);&quot; &quot;;[.D6];&quot; &quot;;[.A6];&quot;;&quot;)" office:value-type="string">
            <text:p>final Account account,</text:p>
          </table:table-cell>
          <table:table-cell table:style-name="ID0EWOAE" table:formula="oooc:=CONCATENATE([.F6];CHAR(10);IF([.G6]=&quot;&quot;;&quot;&quot;;CONCATENATE([.G6];CHAR(10)));[.H6])" office:value-type="string">
            <text:p>/// (required) The Account which posted the status
final Account account,</text:p>
          </table:table-cell>
          <table:table-cell table:style-name="ID0EJPAC"/>
          <table:table-cell table:style-name="ID0EJPAC" table:formula="oooc:=CONCATENATE(&quot;this.&quot;;[.A6];IF([.C6]=&quot;no&quot;;&quot;&quot;;&quot; = null&quot;);&quot;;&quot;)" office:value-type="string">
            <text:p>this.account,</text:p>
          </table:table-cell>
          <table:table-cell table:number-columns-repeated="245"/>
        </table:table-row>
        <table:table-row xmlns:xdr="http://schemas.openxmlformats.org/drawingml/2006/spreadsheetDrawing" table:style-name="ID0ERFCI">
          <table:table-cell table:style-name="ID0EDAAE" office:value-type="string">
            <text:p>in_reply_to_id</text:p>
          </table:table-cell>
          <table:table-cell table:style-name="ID0EDAAE" office:value-type="string">
            <text:p>null or the ID of the status it replies to</text:p>
          </table:table-cell>
          <table:table-cell table:style-name="ID0EDAAE" office:value-type="string">
            <text:p>yes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7]=&quot;no&quot;;&quot;(required)&quot;;&quot;(optional)&quot;);&quot; &quot;;[.B7])" office:value-type="string">
            <text:p>/// (optional) null or the ID of the status it replies to</text:p>
          </table:table-cell>
          <table:table-cell table:style-name="ID0EJPAC" table:formula="oooc:=IF([.C7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7]=&quot;no&quot;;&quot;final&quot;;&quot;     &quot;);&quot; &quot;;[.D7];&quot; &quot;;[.A7];&quot;;&quot;)" office:value-type="string">
            <text:p>      String in_reply_to_id,</text:p>
          </table:table-cell>
          <table:table-cell table:style-name="ID0EDPAE" table:formula="oooc:=CONCATENATE([.F7];CHAR(10);IF([.G7]=&quot;&quot;;&quot;&quot;;CONCATENATE([.G7];CHAR(10)));[.H7])" office:value-type="string">
            <text:p>/// (optional) null or the ID of the status it replies to
@JsonKey(includeIfNull: false)
      String in_reply_to_id,</text:p>
          </table:table-cell>
          <table:table-cell table:style-name="ID0EJPAC"/>
          <table:table-cell table:style-name="ID0EJPAC" table:formula="oooc:=CONCATENATE(&quot;this.&quot;;[.A7];IF([.C7]=&quot;no&quot;;&quot;&quot;;&quot; = null&quot;);&quot;;&quot;)" office:value-type="string">
            <text:p>this.in_reply_to_id = null,</text:p>
          </table:table-cell>
          <table:table-cell table:number-columns-repeated="245"/>
        </table:table-row>
        <table:table-row xmlns:xdr="http://schemas.openxmlformats.org/drawingml/2006/spreadsheetDrawing" table:style-name="ID0E2HCI">
          <table:table-cell table:style-name="ID0EDAAE" office:value-type="string">
            <text:p>in_reply_to_account_id</text:p>
          </table:table-cell>
          <table:table-cell table:style-name="ID0EDAAE" office:value-type="string">
            <text:p>null or the ID of the account it replies to</text:p>
          </table:table-cell>
          <table:table-cell table:style-name="ID0EDAAE" office:value-type="string">
            <text:p>yes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8]=&quot;no&quot;;&quot;(required)&quot;;&quot;(optional)&quot;);&quot; &quot;;[.B8])" office:value-type="string">
            <text:p>/// (optional) null or the ID of the account it replies to</text:p>
          </table:table-cell>
          <table:table-cell table:style-name="ID0EJPAC" table:formula="oooc:=IF([.C8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8]=&quot;no&quot;;&quot;final&quot;;&quot;     &quot;);&quot; &quot;;[.D8];&quot; &quot;;[.A8];&quot;;&quot;)" office:value-type="string">
            <text:p>      String in_reply_to_account_id,</text:p>
          </table:table-cell>
          <table:table-cell table:style-name="ID0EQPAE" table:formula="oooc:=CONCATENATE([.F8];CHAR(10);IF([.G8]=&quot;&quot;;&quot;&quot;;CONCATENATE([.G8];CHAR(10)));[.H8])" office:value-type="string">
            <text:p>/// (optional) null or the ID of the account it replies to
@JsonKey(includeIfNull: false)
      String in_reply_to_account_id,</text:p>
          </table:table-cell>
          <table:table-cell table:style-name="ID0EJPAC"/>
          <table:table-cell table:style-name="ID0EJPAC" table:formula="oooc:=CONCATENATE(&quot;this.&quot;;[.A8];IF([.C8]=&quot;no&quot;;&quot;&quot;;&quot; = null&quot;);&quot;;&quot;)" office:value-type="string">
            <text:p>this.in_reply_to_account_id = null,</text:p>
          </table:table-cell>
          <table:table-cell table:number-columns-repeated="245"/>
        </table:table-row>
        <table:table-row xmlns:xdr="http://schemas.openxmlformats.org/drawingml/2006/spreadsheetDrawing" table:style-name="ID0EFKCI">
          <table:table-cell table:style-name="ID0EDAAE" office:value-type="string">
            <text:p>reblog</text:p>
          </table:table-cell>
          <table:table-cell table:style-name="ID0EDAAE" office:value-type="string">
            <text:p><text:span text:style-name="ID0E3GBG">null or the reblogged </text:span><text:span text:style-name="ID0EGHBG">Status</text:span></text:p>
          </table:table-cell>
          <table:table-cell table:style-name="ID0EDAAE" office:value-type="string">
            <text:p>yes</text:p>
          </table:table-cell>
          <table:table-cell table:style-name="ID0EDAAE" office:value-type="string">
            <text:p>Status</text:p>
          </table:table-cell>
          <table:table-cell table:style-name="ID0EDAAE"/>
          <table:table-cell table:style-name="ID0EJPAC" table:formula="oooc:=CONCATENATE(&quot;/// &quot;;IF([.C9]=&quot;no&quot;;&quot;(required)&quot;;&quot;(optional)&quot;);&quot; &quot;;[.B9])" office:value-type="string">
            <text:p>/// (optional) null or the reblogged Status</text:p>
          </table:table-cell>
          <table:table-cell table:style-name="ID0EJPAC" table:formula="oooc:=IF([.C9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9]=&quot;no&quot;;&quot;final&quot;;&quot;     &quot;);&quot; &quot;;[.D9];&quot; &quot;;[.A9];&quot;;&quot;)" office:value-type="string">
            <text:p>      Status reblog,</text:p>
          </table:table-cell>
          <table:table-cell table:style-name="ID0E4PAE" table:formula="oooc:=CONCATENATE([.F9];CHAR(10);IF([.G9]=&quot;&quot;;&quot;&quot;;CONCATENATE([.G9];CHAR(10)));[.H9])" office:value-type="string">
            <text:p>/// (optional) null or the reblogged Status
@JsonKey(includeIfNull: false)
      Status reblog,</text:p>
          </table:table-cell>
          <table:table-cell table:style-name="ID0EJPAC"/>
          <table:table-cell table:style-name="ID0EJPAC" table:formula="oooc:=CONCATENATE(&quot;this.&quot;;[.A9];IF([.C9]=&quot;no&quot;;&quot;&quot;;&quot; = null&quot;);&quot;;&quot;)" office:value-type="string">
            <text:p>this.reblog = null,</text:p>
          </table:table-cell>
          <table:table-cell table:number-columns-repeated="245"/>
        </table:table-row>
        <table:table-row xmlns:xdr="http://schemas.openxmlformats.org/drawingml/2006/spreadsheetDrawing" table:style-name="ID0EPMCI">
          <table:table-cell table:style-name="ID0EDAAE" office:value-type="string">
            <text:p>content</text:p>
          </table:table-cell>
          <table:table-cell table:style-name="ID0EDAAE" office:value-type="string">
            <text:p>Body of the status; this will contain HTML (remote HTML already sanitized)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Document</text:p>
          </table:table-cell>
          <table:table-cell table:style-name="ID0EDAAE" office:value-type="string">
            <text:p>* external lib</text:p>
          </table:table-cell>
          <table:table-cell table:style-name="ID0EJPAC" table:formula="oooc:=CONCATENATE(&quot;/// &quot;;IF([.C10]=&quot;no&quot;;&quot;(required)&quot;;&quot;(optional)&quot;);&quot; &quot;;[.B10])" office:value-type="string">
            <text:p>/// (required) Body of the status; this will contain HTML (remote HTML already sanitized)</text:p>
          </table:table-cell>
          <table:table-cell table:style-name="ID0EJPAC" table:formula="oooc:=IF([.C10]=&quot;no&quot;;&quot;&quot;;&quot;@JsonKey(includeIfNull: false)&quot;)" office:value-type="string">
            <text:p/>
          </table:table-cell>
          <table:table-cell table:style-name="ID0EJPAC" table:formula="oooc:=CONCATENATE(IF([.C10]=&quot;no&quot;;&quot;final&quot;;&quot;     &quot;);&quot; &quot;;[.D10];&quot; &quot;;[.A10];&quot;;&quot;)" office:value-type="string">
            <text:p>final Document content,</text:p>
          </table:table-cell>
          <table:table-cell table:style-name="ID0EKQAE" table:formula="oooc:=CONCATENATE([.F10];CHAR(10);IF([.G10]=&quot;&quot;;&quot;&quot;;CONCATENATE([.G10];CHAR(10)));[.H10])" office:value-type="string">
            <text:p>/// (required) Body of the status; this will contain HTML (remote HTML already sanitized)
final Document content,</text:p>
          </table:table-cell>
          <table:table-cell table:style-name="ID0EJPAC"/>
          <table:table-cell table:style-name="ID0EJPAC" table:formula="oooc:=CONCATENATE(&quot;this.&quot;;[.A10];IF([.C10]=&quot;no&quot;;&quot;&quot;;&quot; = null&quot;);&quot;;&quot;)" office:value-type="string">
            <text:p>this.content,</text:p>
          </table:table-cell>
          <table:table-cell table:number-columns-repeated="245"/>
        </table:table-row>
        <table:table-row xmlns:xdr="http://schemas.openxmlformats.org/drawingml/2006/spreadsheetDrawing" table:style-name="ID0E1OCI">
          <table:table-cell table:style-name="ID0EDAAE" office:value-type="string">
            <text:p>created_at</text:p>
          </table:table-cell>
          <table:table-cell table:style-name="ID0EDAAE" office:value-type="string">
            <text:p>The time the status was created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DateTime</text:p>
          </table:table-cell>
          <table:table-cell table:style-name="ID0EDAAE"/>
          <table:table-cell table:style-name="ID0EJPAC" table:formula="oooc:=CONCATENATE(&quot;/// &quot;;IF([.C11]=&quot;no&quot;;&quot;(required)&quot;;&quot;(optional)&quot;);&quot; &quot;;[.B11])" office:value-type="string">
            <text:p>/// (required) The time the status was created</text:p>
          </table:table-cell>
          <table:table-cell table:style-name="ID0EJPAC" table:formula="oooc:=IF([.C11]=&quot;no&quot;;&quot;&quot;;&quot;@JsonKey(includeIfNull: false)&quot;)" office:value-type="string">
            <text:p/>
          </table:table-cell>
          <table:table-cell table:style-name="ID0EJPAC" table:formula="oooc:=CONCATENATE(IF([.C11]=&quot;no&quot;;&quot;final&quot;;&quot;     &quot;);&quot; &quot;;[.D11];&quot; &quot;;[.A11];&quot;;&quot;)" office:value-type="string">
            <text:p>final DateTime created_at,</text:p>
          </table:table-cell>
          <table:table-cell table:style-name="ID0EXQAE" table:formula="oooc:=CONCATENATE([.F11];CHAR(10);IF([.G11]=&quot;&quot;;&quot;&quot;;CONCATENATE([.G11];CHAR(10)));[.H11])" office:value-type="string">
            <text:p>/// (required) The time the status was created
final DateTime created_at,</text:p>
          </table:table-cell>
          <table:table-cell table:style-name="ID0EJPAC"/>
          <table:table-cell table:style-name="ID0EJPAC" table:formula="oooc:=CONCATENATE(&quot;this.&quot;;[.A11];IF([.C11]=&quot;no&quot;;&quot;&quot;;&quot; = null&quot;);&quot;;&quot;)" office:value-type="string">
            <text:p>this.created_at,</text:p>
          </table:table-cell>
          <table:table-cell table:number-columns-repeated="245"/>
        </table:table-row>
        <table:table-row xmlns:xdr="http://schemas.openxmlformats.org/drawingml/2006/spreadsheetDrawing" table:style-name="ID0EDRCI">
          <table:table-cell table:style-name="ID0EDAAE" office:value-type="string">
            <text:p>emojis</text:p>
          </table:table-cell>
          <table:table-cell table:style-name="ID0EDAAE" office:value-type="string">
            <text:p><text:span text:style-name="ID0E33AG">An array of </text:span><text:span text:style-name="ID0EG4AG">Emoji</text:span>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Emoji</text:p>
          </table:table-cell>
          <table:table-cell table:style-name="ID0EDAAE"/>
          <table:table-cell table:style-name="ID0EJPAC" table:formula="oooc:=CONCATENATE(&quot;/// &quot;;IF([.C12]=&quot;no&quot;;&quot;(required)&quot;;&quot;(optional)&quot;);&quot; &quot;;[.B12])" office:value-type="string">
            <text:p>/// (required) An array of Emoji</text:p>
          </table:table-cell>
          <table:table-cell table:style-name="ID0EJPAC" table:formula="oooc:=IF([.C12]=&quot;no&quot;;&quot;&quot;;&quot;@JsonKey(includeIfNull: false)&quot;)" office:value-type="string">
            <text:p/>
          </table:table-cell>
          <table:table-cell table:style-name="ID0EJPAC" table:formula="oooc:=CONCATENATE(IF([.C12]=&quot;no&quot;;&quot;final&quot;;&quot;     &quot;);&quot; &quot;;[.D12];&quot; &quot;;[.A12];&quot;;&quot;)" office:value-type="string">
            <text:p>final Emoji emojis,</text:p>
          </table:table-cell>
          <table:table-cell table:style-name="ID0EERAE" table:formula="oooc:=CONCATENATE([.F12];CHAR(10);IF([.G12]=&quot;&quot;;&quot;&quot;;CONCATENATE([.G12];CHAR(10)));[.H12])" office:value-type="string">
            <text:p>/// (required) An array of Emoji
final Emoji emojis,</text:p>
          </table:table-cell>
          <table:table-cell table:style-name="ID0EJPAC"/>
          <table:table-cell table:style-name="ID0EJPAC" table:formula="oooc:=CONCATENATE(&quot;this.&quot;;[.A12];IF([.C12]=&quot;no&quot;;&quot;&quot;;&quot; = null&quot;);&quot;;&quot;)" office:value-type="string">
            <text:p>this.emojis,</text:p>
          </table:table-cell>
          <table:table-cell table:number-columns-repeated="245"/>
        </table:table-row>
        <table:table-row xmlns:xdr="http://schemas.openxmlformats.org/drawingml/2006/spreadsheetDrawing" table:style-name="ID0EMTCI">
          <table:table-cell table:style-name="ID0EDAAE" office:value-type="string">
            <text:p>reblogs_count</text:p>
          </table:table-cell>
          <table:table-cell table:style-name="ID0EDAAE" office:value-type="string">
            <text:p>The number of reblogs for the status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int</text:p>
          </table:table-cell>
          <table:table-cell table:style-name="ID0EDAAE"/>
          <table:table-cell table:style-name="ID0EJPAC" table:formula="oooc:=CONCATENATE(&quot;/// &quot;;IF([.C13]=&quot;no&quot;;&quot;(required)&quot;;&quot;(optional)&quot;);&quot; &quot;;[.B13])" office:value-type="string">
            <text:p>/// (required) The number of reblogs for the status</text:p>
          </table:table-cell>
          <table:table-cell table:style-name="ID0EJPAC" table:formula="oooc:=IF([.C13]=&quot;no&quot;;&quot;&quot;;&quot;@JsonKey(includeIfNull: false)&quot;)" office:value-type="string">
            <text:p/>
          </table:table-cell>
          <table:table-cell table:style-name="ID0EJPAC" table:formula="oooc:=CONCATENATE(IF([.C13]=&quot;no&quot;;&quot;final&quot;;&quot;     &quot;);&quot; &quot;;[.D13];&quot; &quot;;[.A13];&quot;;&quot;)" office:value-type="string">
            <text:p>final int reblogs_count,</text:p>
          </table:table-cell>
          <table:table-cell table:style-name="ID0ERRAE" table:formula="oooc:=CONCATENATE([.F13];CHAR(10);IF([.G13]=&quot;&quot;;&quot;&quot;;CONCATENATE([.G13];CHAR(10)));[.H13])" office:value-type="string">
            <text:p>/// (required) The number of reblogs for the status
final int reblogs_count,</text:p>
          </table:table-cell>
          <table:table-cell table:style-name="ID0EJPAC"/>
          <table:table-cell table:style-name="ID0EJPAC" table:formula="oooc:=CONCATENATE(&quot;this.&quot;;[.A13];IF([.C13]=&quot;no&quot;;&quot;&quot;;&quot; = null&quot;);&quot;;&quot;)" office:value-type="string">
            <text:p>this.reblogs_count,</text:p>
          </table:table-cell>
          <table:table-cell table:number-columns-repeated="245"/>
        </table:table-row>
        <table:table-row xmlns:xdr="http://schemas.openxmlformats.org/drawingml/2006/spreadsheetDrawing" table:style-name="ID0EVVCI">
          <table:table-cell table:style-name="ID0EDAAE" office:value-type="string">
            <text:p>favourites_count</text:p>
          </table:table-cell>
          <table:table-cell table:style-name="ID0EDAAE" office:value-type="string">
            <text:p>The number of favourites for the status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int</text:p>
          </table:table-cell>
          <table:table-cell table:style-name="ID0EDAAE"/>
          <table:table-cell table:style-name="ID0EJPAC" table:formula="oooc:=CONCATENATE(&quot;/// &quot;;IF([.C14]=&quot;no&quot;;&quot;(required)&quot;;&quot;(optional)&quot;);&quot; &quot;;[.B14])" office:value-type="string">
            <text:p>/// (required) The number of favourites for the status</text:p>
          </table:table-cell>
          <table:table-cell table:style-name="ID0EJPAC" table:formula="oooc:=IF([.C14]=&quot;no&quot;;&quot;&quot;;&quot;@JsonKey(includeIfNull: false)&quot;)" office:value-type="string">
            <text:p/>
          </table:table-cell>
          <table:table-cell table:style-name="ID0EJPAC" table:formula="oooc:=CONCATENATE(IF([.C14]=&quot;no&quot;;&quot;final&quot;;&quot;     &quot;);&quot; &quot;;[.D14];&quot; &quot;;[.A14];&quot;;&quot;)" office:value-type="string">
            <text:p>final int favourites_count,</text:p>
          </table:table-cell>
          <table:table-cell table:style-name="ID0E5RAE" table:formula="oooc:=CONCATENATE([.F14];CHAR(10);IF([.G14]=&quot;&quot;;&quot;&quot;;CONCATENATE([.G14];CHAR(10)));[.H14])" office:value-type="string">
            <text:p>/// (required) The number of favourites for the status
final int favourites_count,</text:p>
          </table:table-cell>
          <table:table-cell table:style-name="ID0EJPAC"/>
          <table:table-cell table:style-name="ID0EJPAC" table:formula="oooc:=CONCATENATE(&quot;this.&quot;;[.A14];IF([.C14]=&quot;no&quot;;&quot;&quot;;&quot; = null&quot;);&quot;;&quot;)" office:value-type="string">
            <text:p>this.favourites_count,</text:p>
          </table:table-cell>
          <table:table-cell table:number-columns-repeated="245"/>
        </table:table-row>
        <table:table-row xmlns:xdr="http://schemas.openxmlformats.org/drawingml/2006/spreadsheetDrawing" table:style-name="ID0E5XCI">
          <table:table-cell table:style-name="ID0EDAAE" office:value-type="string">
            <text:p>reblogged</text:p>
          </table:table-cell>
          <table:table-cell table:style-name="ID0EDAAE" office:value-type="string">
            <text:p>Whether the authenticated user has reblogged the status</text:p>
          </table:table-cell>
          <table:table-cell table:style-name="ID0EDAAE" office:value-type="string">
            <text:p>yes</text:p>
          </table:table-cell>
          <table:table-cell table:style-name="ID0EDAAE" office:value-type="string">
            <text:p>bool</text:p>
          </table:table-cell>
          <table:table-cell table:style-name="ID0EDAAE"/>
          <table:table-cell table:style-name="ID0EJPAC" table:formula="oooc:=CONCATENATE(&quot;/// &quot;;IF([.C15]=&quot;no&quot;;&quot;(required)&quot;;&quot;(optional)&quot;);&quot; &quot;;[.B15])" office:value-type="string">
            <text:p>/// (optional) Whether the authenticated user has reblogged the status</text:p>
          </table:table-cell>
          <table:table-cell table:style-name="ID0EJPAC" table:formula="oooc:=IF([.C15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5]=&quot;no&quot;;&quot;final&quot;;&quot;     &quot;);&quot; &quot;;[.D15];&quot; &quot;;[.A15];&quot;;&quot;)" office:value-type="string">
            <text:p>      bool reblogged,</text:p>
          </table:table-cell>
          <table:table-cell table:style-name="ID0ELSAE" table:formula="oooc:=CONCATENATE([.F15];CHAR(10);IF([.G15]=&quot;&quot;;&quot;&quot;;CONCATENATE([.G15];CHAR(10)));[.H15])" office:value-type="string">
            <text:p>/// (optional) Whether the authenticated user has reblogged the status
@JsonKey(includeIfNull: false)
      bool reblogged,</text:p>
          </table:table-cell>
          <table:table-cell table:style-name="ID0EJPAC"/>
          <table:table-cell table:style-name="ID0EJPAC" table:formula="oooc:=CONCATENATE(&quot;this.&quot;;[.A15];IF([.C15]=&quot;no&quot;;&quot;&quot;;&quot; = null&quot;);&quot;;&quot;)" office:value-type="string">
            <text:p>this.reblogged = null,</text:p>
          </table:table-cell>
          <table:table-cell table:number-columns-repeated="245"/>
        </table:table-row>
        <table:table-row xmlns:xdr="http://schemas.openxmlformats.org/drawingml/2006/spreadsheetDrawing" table:style-name="ID0EI1CI">
          <table:table-cell table:style-name="ID0EDAAE" office:value-type="string">
            <text:p>favourited</text:p>
          </table:table-cell>
          <table:table-cell table:style-name="ID0EDAAE" office:value-type="string">
            <text:p>Whether the authenticated user has favourited the status</text:p>
          </table:table-cell>
          <table:table-cell table:style-name="ID0EDAAE" office:value-type="string">
            <text:p>yes</text:p>
          </table:table-cell>
          <table:table-cell table:style-name="ID0EDAAE" office:value-type="string">
            <text:p>bool</text:p>
          </table:table-cell>
          <table:table-cell table:style-name="ID0EDAAE"/>
          <table:table-cell table:style-name="ID0EJPAC" table:formula="oooc:=CONCATENATE(&quot;/// &quot;;IF([.C16]=&quot;no&quot;;&quot;(required)&quot;;&quot;(optional)&quot;);&quot; &quot;;[.B16])" office:value-type="string">
            <text:p>/// (optional) Whether the authenticated user has favourited the status</text:p>
          </table:table-cell>
          <table:table-cell table:style-name="ID0EJPAC" table:formula="oooc:=IF([.C16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6]=&quot;no&quot;;&quot;final&quot;;&quot;     &quot;);&quot; &quot;;[.D16];&quot; &quot;;[.A16];&quot;;&quot;)" office:value-type="string">
            <text:p>      bool favourited,</text:p>
          </table:table-cell>
          <table:table-cell table:style-name="ID0EYSAE" table:formula="oooc:=CONCATENATE([.F16];CHAR(10);IF([.G16]=&quot;&quot;;&quot;&quot;;CONCATENATE([.G16];CHAR(10)));[.H16])" office:value-type="string">
            <text:p>/// (optional) Whether the authenticated user has favourited the status
@JsonKey(includeIfNull: false)
      bool favourited,</text:p>
          </table:table-cell>
          <table:table-cell table:style-name="ID0EJPAC"/>
          <table:table-cell table:style-name="ID0EJPAC" table:formula="oooc:=CONCATENATE(&quot;this.&quot;;[.A16];IF([.C16]=&quot;no&quot;;&quot;&quot;;&quot; = null&quot;);&quot;;&quot;)" office:value-type="string">
            <text:p>this.favourited = null,</text:p>
          </table:table-cell>
          <table:table-cell table:number-columns-repeated="245"/>
        </table:table-row>
        <table:table-row xmlns:xdr="http://schemas.openxmlformats.org/drawingml/2006/spreadsheetDrawing" table:style-name="ID0ES3CI">
          <table:table-cell table:style-name="ID0EDAAE" office:value-type="string">
            <text:p>muted</text:p>
          </table:table-cell>
          <table:table-cell table:style-name="ID0EDAAE" office:value-type="string">
            <text:p>Whether the authenticated user has muted the conversation this status from</text:p>
          </table:table-cell>
          <table:table-cell table:style-name="ID0EDAAE" office:value-type="string">
            <text:p>yes</text:p>
          </table:table-cell>
          <table:table-cell table:style-name="ID0EDAAE" office:value-type="string">
            <text:p>bool</text:p>
          </table:table-cell>
          <table:table-cell table:style-name="ID0EDAAE"/>
          <table:table-cell table:style-name="ID0EJPAC" table:formula="oooc:=CONCATENATE(&quot;/// &quot;;IF([.C17]=&quot;no&quot;;&quot;(required)&quot;;&quot;(optional)&quot;);&quot; &quot;;[.B17])" office:value-type="string">
            <text:p>/// (optional) Whether the authenticated user has muted the conversation this status from</text:p>
          </table:table-cell>
          <table:table-cell table:style-name="ID0EJPAC" table:formula="oooc:=IF([.C17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7]=&quot;no&quot;;&quot;final&quot;;&quot;     &quot;);&quot; &quot;;[.D17];&quot; &quot;;[.A17];&quot;;&quot;)" office:value-type="string">
            <text:p>      bool muted,</text:p>
          </table:table-cell>
          <table:table-cell table:style-name="ID0EFTAE" table:formula="oooc:=CONCATENATE([.F17];CHAR(10);IF([.G17]=&quot;&quot;;&quot;&quot;;CONCATENATE([.G17];CHAR(10)));[.H17])" office:value-type="string">
            <text:p>/// (optional) Whether the authenticated user has muted the conversation this status from
@JsonKey(includeIfNull: false)
      bool muted,</text:p>
          </table:table-cell>
          <table:table-cell table:style-name="ID0EJPAC"/>
          <table:table-cell table:style-name="ID0EJPAC" table:formula="oooc:=CONCATENATE(&quot;this.&quot;;[.A17];IF([.C17]=&quot;no&quot;;&quot;&quot;;&quot; = null&quot;);&quot;;&quot;)" office:value-type="string">
            <text:p>this.muted = null,</text:p>
          </table:table-cell>
          <table:table-cell table:number-columns-repeated="245"/>
        </table:table-row>
        <table:table-row xmlns:xdr="http://schemas.openxmlformats.org/drawingml/2006/spreadsheetDrawing" table:style-name="ID0E35CI">
          <table:table-cell table:style-name="ID0EDAAE" office:value-type="string">
            <text:p>sensitive</text:p>
          </table:table-cell>
          <table:table-cell table:style-name="ID0EDAAE" office:value-type="string">
            <text:p>Whether media attachments should be hidden by default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bool</text:p>
          </table:table-cell>
          <table:table-cell table:style-name="ID0EDAAE"/>
          <table:table-cell table:style-name="ID0EJPAC" table:formula="oooc:=CONCATENATE(&quot;/// &quot;;IF([.C18]=&quot;no&quot;;&quot;(required)&quot;;&quot;(optional)&quot;);&quot; &quot;;[.B18])" office:value-type="string">
            <text:p>/// (required) Whether media attachments should be hidden by default</text:p>
          </table:table-cell>
          <table:table-cell table:style-name="ID0EJPAC" table:formula="oooc:=IF([.C18]=&quot;no&quot;;&quot;&quot;;&quot;@JsonKey(includeIfNull: false)&quot;)" office:value-type="string">
            <text:p/>
          </table:table-cell>
          <table:table-cell table:style-name="ID0EJPAC" table:formula="oooc:=CONCATENATE(IF([.C18]=&quot;no&quot;;&quot;final&quot;;&quot;     &quot;);&quot; &quot;;[.D18];&quot; &quot;;[.A18];&quot;;&quot;)" office:value-type="string">
            <text:p>final bool sensitive,</text:p>
          </table:table-cell>
          <table:table-cell table:style-name="ID0ESTAE" table:formula="oooc:=CONCATENATE([.F18];CHAR(10);IF([.G18]=&quot;&quot;;&quot;&quot;;CONCATENATE([.G18];CHAR(10)));[.H18])" office:value-type="string">
            <text:p>/// (required) Whether media attachments should be hidden by default
final bool sensitive,</text:p>
          </table:table-cell>
          <table:table-cell table:style-name="ID0EJPAC"/>
          <table:table-cell table:style-name="ID0EJPAC" table:formula="oooc:=CONCATENATE(&quot;this.&quot;;[.A18];IF([.C18]=&quot;no&quot;;&quot;&quot;;&quot; = null&quot;);&quot;;&quot;)" office:value-type="string">
            <text:p>this.sensitive,</text:p>
          </table:table-cell>
          <table:table-cell table:number-columns-repeated="245"/>
        </table:table-row>
        <table:table-row xmlns:xdr="http://schemas.openxmlformats.org/drawingml/2006/spreadsheetDrawing" table:style-name="ID0EFBDI">
          <table:table-cell table:style-name="ID0EDAAE" office:value-type="string">
            <text:p>spoiler_text</text:p>
          </table:table-cell>
          <table:table-cell table:style-name="ID0EDAAE" office:value-type="string">
            <text:p>If not empty, warning text that should be displayed before the actual content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19]=&quot;no&quot;;&quot;(required)&quot;;&quot;(optional)&quot;);&quot; &quot;;[.B19])" office:value-type="string">
            <text:p>/// (required) If not empty, warning text that should be displayed before the actual content</text:p>
          </table:table-cell>
          <table:table-cell table:style-name="ID0EJPAC" table:formula="oooc:=IF([.C19]=&quot;no&quot;;&quot;&quot;;&quot;@JsonKey(includeIfNull: false)&quot;)" office:value-type="string">
            <text:p/>
          </table:table-cell>
          <table:table-cell table:style-name="ID0EJPAC" table:formula="oooc:=CONCATENATE(IF([.C19]=&quot;no&quot;;&quot;final&quot;;&quot;     &quot;);&quot; &quot;;[.D19];&quot; &quot;;[.A19];&quot;;&quot;)" office:value-type="string">
            <text:p>final String spoiler_text,</text:p>
          </table:table-cell>
          <table:table-cell table:style-name="ID0E6TAE" table:formula="oooc:=CONCATENATE([.F19];CHAR(10);IF([.G19]=&quot;&quot;;&quot;&quot;;CONCATENATE([.G19];CHAR(10)));[.H19])" office:value-type="string">
            <text:p>/// (required) If not empty, warning text that should be displayed before the actual content
final String spoiler_text,</text:p>
          </table:table-cell>
          <table:table-cell table:style-name="ID0EJPAC"/>
          <table:table-cell table:style-name="ID0EJPAC" table:formula="oooc:=CONCATENATE(&quot;this.&quot;;[.A19];IF([.C19]=&quot;no&quot;;&quot;&quot;;&quot; = null&quot;);&quot;;&quot;)" office:value-type="string">
            <text:p>this.spoiler_text,</text:p>
          </table:table-cell>
          <table:table-cell table:number-columns-repeated="245"/>
        </table:table-row>
        <table:table-row xmlns:xdr="http://schemas.openxmlformats.org/drawingml/2006/spreadsheetDrawing" table:style-name="ID0EODDI">
          <table:table-cell table:style-name="ID0EDAAE" office:value-type="string">
            <text:p>visibility</text:p>
          </table:table-cell>
          <table:table-cell table:style-name="ID0EDAAE" office:value-type="string">
            <text:p>One of: public, unlisted, private, direct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20]=&quot;no&quot;;&quot;(required)&quot;;&quot;(optional)&quot;);&quot; &quot;;[.B20])" office:value-type="string">
            <text:p>/// (required) One of: public, unlisted, private, direct</text:p>
          </table:table-cell>
          <table:table-cell table:style-name="ID0EJPAC" table:formula="oooc:=IF([.C20]=&quot;no&quot;;&quot;&quot;;&quot;@JsonKey(includeIfNull: false)&quot;)" office:value-type="string">
            <text:p/>
          </table:table-cell>
          <table:table-cell table:style-name="ID0EJPAC" table:formula="oooc:=CONCATENATE(IF([.C20]=&quot;no&quot;;&quot;final&quot;;&quot;     &quot;);&quot; &quot;;[.D20];&quot; &quot;;[.A20];&quot;;&quot;)" office:value-type="string">
            <text:p>final String visibility,</text:p>
          </table:table-cell>
          <table:table-cell table:style-name="ID0EMUAE" table:formula="oooc:=CONCATENATE([.F20];CHAR(10);IF([.G20]=&quot;&quot;;&quot;&quot;;CONCATENATE([.G20];CHAR(10)));[.H20])" office:value-type="string">
            <text:p>/// (required) One of: public, unlisted, private, direct
final String visibility,</text:p>
          </table:table-cell>
          <table:table-cell table:style-name="ID0EJPAC"/>
          <table:table-cell table:style-name="ID0EJPAC" table:formula="oooc:=CONCATENATE(&quot;this.&quot;;[.A20];IF([.C20]=&quot;no&quot;;&quot;&quot;;&quot; = null&quot;);&quot;;&quot;)" office:value-type="string">
            <text:p>this.visibility,</text:p>
          </table:table-cell>
          <table:table-cell table:number-columns-repeated="245"/>
        </table:table-row>
        <table:table-row xmlns:xdr="http://schemas.openxmlformats.org/drawingml/2006/spreadsheetDrawing" table:style-name="ID0EXFDI">
          <table:table-cell table:style-name="ID0EDAAE" office:value-type="string">
            <text:p>media_attachments</text:p>
          </table:table-cell>
          <table:table-cell table:style-name="ID0EDAAE" office:value-type="string">
            <text:p><text:span text:style-name="ID0EPSAG">An array of </text:span><text:span text:style-name="ID0EZSAG">Attachments</text:span>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Attachment</text:p>
          </table:table-cell>
          <table:table-cell table:style-name="ID0EDAAE"/>
          <table:table-cell table:style-name="ID0EJPAC" table:formula="oooc:=CONCATENATE(&quot;/// &quot;;IF([.C21]=&quot;no&quot;;&quot;(required)&quot;;&quot;(optional)&quot;);&quot; &quot;;[.B21])" office:value-type="string">
            <text:p>/// (required) An array of Attachments</text:p>
          </table:table-cell>
          <table:table-cell table:style-name="ID0EJPAC" table:formula="oooc:=IF([.C21]=&quot;no&quot;;&quot;&quot;;&quot;@JsonKey(includeIfNull: false)&quot;)" office:value-type="string">
            <text:p/>
          </table:table-cell>
          <table:table-cell table:style-name="ID0EJPAC" table:formula="oooc:=CONCATENATE(IF([.C21]=&quot;no&quot;;&quot;final&quot;;&quot;     &quot;);&quot; &quot;;[.D21];&quot; &quot;;[.A21];&quot;;&quot;)" office:value-type="string">
            <text:p>final Attachment media_attachments,</text:p>
          </table:table-cell>
          <table:table-cell table:style-name="ID0EZUAE" table:formula="oooc:=CONCATENATE([.F21];CHAR(10);IF([.G21]=&quot;&quot;;&quot;&quot;;CONCATENATE([.G21];CHAR(10)));[.H21])" office:value-type="string">
            <text:p>/// (required) An array of Attachments
final Attachment media_attachments,</text:p>
          </table:table-cell>
          <table:table-cell table:style-name="ID0EJPAC"/>
          <table:table-cell table:style-name="ID0EJPAC" table:formula="oooc:=CONCATENATE(&quot;this.&quot;;[.A21];IF([.C21]=&quot;no&quot;;&quot;&quot;;&quot; = null&quot;);&quot;;&quot;)" office:value-type="string">
            <text:p>this.media_attachments,</text:p>
          </table:table-cell>
          <table:table-cell table:number-columns-repeated="245"/>
        </table:table-row>
        <table:table-row xmlns:xdr="http://schemas.openxmlformats.org/drawingml/2006/spreadsheetDrawing" table:style-name="ID0EAIDI">
          <table:table-cell table:style-name="ID0EDAAE" office:value-type="string">
            <text:p>mentions</text:p>
          </table:table-cell>
          <table:table-cell table:style-name="ID0EDAAE" office:value-type="string">
            <text:p><text:span text:style-name="ID0EETAG">An array of </text:span><text:span text:style-name="ID0EOTAG">Mentions</text:span>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Mention</text:p>
          </table:table-cell>
          <table:table-cell table:style-name="ID0EDAAE"/>
          <table:table-cell table:style-name="ID0EJPAC" table:formula="oooc:=CONCATENATE(&quot;/// &quot;;IF([.C22]=&quot;no&quot;;&quot;(required)&quot;;&quot;(optional)&quot;);&quot; &quot;;[.B22])" office:value-type="string">
            <text:p>/// (required) An array of Mentions</text:p>
          </table:table-cell>
          <table:table-cell table:style-name="ID0EJPAC" table:formula="oooc:=IF([.C22]=&quot;no&quot;;&quot;&quot;;&quot;@JsonKey(includeIfNull: false)&quot;)" office:value-type="string">
            <text:p/>
          </table:table-cell>
          <table:table-cell table:style-name="ID0EJPAC" table:formula="oooc:=CONCATENATE(IF([.C22]=&quot;no&quot;;&quot;final&quot;;&quot;     &quot;);&quot; &quot;;[.D22];&quot; &quot;;[.A22];&quot;;&quot;)" office:value-type="string">
            <text:p>final Mention mentions,</text:p>
          </table:table-cell>
          <table:table-cell table:style-name="ID0EGVAE" table:formula="oooc:=CONCATENATE([.F22];CHAR(10);IF([.G22]=&quot;&quot;;&quot;&quot;;CONCATENATE([.G22];CHAR(10)));[.H22])" office:value-type="string">
            <text:p>/// (required) An array of Mentions
final Mention mentions,</text:p>
          </table:table-cell>
          <table:table-cell table:style-name="ID0EJPAC"/>
          <table:table-cell table:style-name="ID0EJPAC" table:formula="oooc:=CONCATENATE(&quot;this.&quot;;[.A22];IF([.C22]=&quot;no&quot;;&quot;&quot;;&quot; = null&quot;);&quot;;&quot;)" office:value-type="string">
            <text:p>this.mentions,</text:p>
          </table:table-cell>
          <table:table-cell table:number-columns-repeated="245"/>
        </table:table-row>
        <table:table-row xmlns:xdr="http://schemas.openxmlformats.org/drawingml/2006/spreadsheetDrawing" table:style-name="ID0EJKDI">
          <table:table-cell table:style-name="ID0EDAAE" office:value-type="string">
            <text:p>tags</text:p>
          </table:table-cell>
          <table:table-cell table:style-name="ID0EDAAE" office:value-type="string">
            <text:p><text:span text:style-name="ID0EX4AG">An array of </text:span><text:span text:style-name="ID0EB5AG">Tags</text:span></text:p>
          </table:table-cell>
          <table:table-cell table:style-name="ID0EDAAE" office:value-type="string">
            <text:p>no</text:p>
          </table:table-cell>
          <table:table-cell table:style-name="ID0EDAAE" office:value-type="string">
            <text:p>Tag</text:p>
          </table:table-cell>
          <table:table-cell table:style-name="ID0EDAAE"/>
          <table:table-cell table:style-name="ID0EJPAC" table:formula="oooc:=CONCATENATE(&quot;/// &quot;;IF([.C23]=&quot;no&quot;;&quot;(required)&quot;;&quot;(optional)&quot;);&quot; &quot;;[.B23])" office:value-type="string">
            <text:p>/// (required) An array of Tags</text:p>
          </table:table-cell>
          <table:table-cell table:style-name="ID0EJPAC" table:formula="oooc:=IF([.C23]=&quot;no&quot;;&quot;&quot;;&quot;@JsonKey(includeIfNull: false)&quot;)" office:value-type="string">
            <text:p/>
          </table:table-cell>
          <table:table-cell table:style-name="ID0EJPAC" table:formula="oooc:=CONCATENATE(IF([.C23]=&quot;no&quot;;&quot;final&quot;;&quot;     &quot;);&quot; &quot;;[.D23];&quot; &quot;;[.A23];&quot;;&quot;)" office:value-type="string">
            <text:p>final Tag tags,</text:p>
          </table:table-cell>
          <table:table-cell table:style-name="ID0ETVAE" table:formula="oooc:=CONCATENATE([.F23];CHAR(10);IF([.G23]=&quot;&quot;;&quot;&quot;;CONCATENATE([.G23];CHAR(10)));[.H23])" office:value-type="string">
            <text:p>/// (required) An array of Tags
final Tag tags,</text:p>
          </table:table-cell>
          <table:table-cell table:style-name="ID0EJPAC"/>
          <table:table-cell table:style-name="ID0EJPAC" table:formula="oooc:=CONCATENATE(&quot;this.&quot;;[.A23];IF([.C23]=&quot;no&quot;;&quot;&quot;;&quot; = null&quot;);&quot;;&quot;)" office:value-type="string">
            <text:p>this.tags,</text:p>
          </table:table-cell>
          <table:table-cell table:number-columns-repeated="245"/>
        </table:table-row>
        <table:table-row xmlns:xdr="http://schemas.openxmlformats.org/drawingml/2006/spreadsheetDrawing" table:style-name="ID0ESMDI">
          <table:table-cell table:style-name="ID0EDAAE" office:value-type="string">
            <text:p>application</text:p>
          </table:table-cell>
          <table:table-cell table:style-name="ID0EDAAE" office:value-type="string">
            <text:p><text:span text:style-name="ID0EJVAG">Application</text:span><text:span text:style-name="ID0ESVAG"> from which the status was posted</text:span></text:p>
          </table:table-cell>
          <table:table-cell table:style-name="ID0EDAAE" office:value-type="string">
            <text:p>yes</text:p>
          </table:table-cell>
          <table:table-cell table:style-name="ID0EDAAE" office:value-type="string">
            <text:p>App</text:p>
          </table:table-cell>
          <table:table-cell table:style-name="ID0EDAAE"/>
          <table:table-cell table:style-name="ID0EJPAC" table:formula="oooc:=CONCATENATE(&quot;/// &quot;;IF([.C24]=&quot;no&quot;;&quot;(required)&quot;;&quot;(optional)&quot;);&quot; &quot;;[.B24])" office:value-type="string">
            <text:p>/// (optional) Application from which the status was posted</text:p>
          </table:table-cell>
          <table:table-cell table:style-name="ID0EJPAC" table:formula="oooc:=IF([.C24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4]=&quot;no&quot;;&quot;final&quot;;&quot;     &quot;);&quot; &quot;;[.D24];&quot; &quot;;[.A24];&quot;;&quot;)" office:value-type="string">
            <text:p>      App application,</text:p>
          </table:table-cell>
          <table:table-cell table:style-name="ID0EAWAE" table:formula="oooc:=CONCATENATE([.F24];CHAR(10);IF([.G24]=&quot;&quot;;&quot;&quot;;CONCATENATE([.G24];CHAR(10)));[.H24])" office:value-type="string">
            <text:p>/// (optional) Application from which the status was posted
@JsonKey(includeIfNull: false)
      App application,</text:p>
          </table:table-cell>
          <table:table-cell table:style-name="ID0EJPAC"/>
          <table:table-cell table:style-name="ID0EJPAC" table:formula="oooc:=CONCATENATE(&quot;this.&quot;;[.A24];IF([.C24]=&quot;no&quot;;&quot;&quot;;&quot; = null&quot;);&quot;;&quot;)" office:value-type="string">
            <text:p>this.application = null,</text:p>
          </table:table-cell>
          <table:table-cell table:number-columns-repeated="245"/>
        </table:table-row>
        <table:table-row xmlns:xdr="http://schemas.openxmlformats.org/drawingml/2006/spreadsheetDrawing" table:style-name="ID0E3ODI">
          <table:table-cell table:style-name="ID0EDAAE" office:value-type="string">
            <text:p>language</text:p>
          </table:table-cell>
          <table:table-cell table:style-name="ID0EDAAE" office:value-type="string">
            <text:p>The detected language for the status, if detected</text:p>
          </table:table-cell>
          <table:table-cell table:style-name="ID0EDAAE" office:value-type="string">
            <text:p>yes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25]=&quot;no&quot;;&quot;(required)&quot;;&quot;(optional)&quot;);&quot; &quot;;[.B25])" office:value-type="string">
            <text:p>/// (optional) The detected language for the status, if detected</text:p>
          </table:table-cell>
          <table:table-cell table:style-name="ID0EJPAC" table:formula="oooc:=IF([.C25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5]=&quot;no&quot;;&quot;final&quot;;&quot;     &quot;);&quot; &quot;;[.D25];&quot; &quot;;[.A25];&quot;;&quot;)" office:value-type="string">
            <text:p>      String language,</text:p>
          </table:table-cell>
          <table:table-cell table:style-name="ID0ENWAE" table:formula="oooc:=CONCATENATE([.F25];CHAR(10);IF([.G25]=&quot;&quot;;&quot;&quot;;CONCATENATE([.G25];CHAR(10)));[.H25])" office:value-type="string">
            <text:p>/// (optional) The detected language for the status, if detected
@JsonKey(includeIfNull: false)
      String language,</text:p>
          </table:table-cell>
          <table:table-cell table:style-name="ID0EJPAC"/>
          <table:table-cell table:style-name="ID0EJPAC" table:formula="oooc:=CONCATENATE(&quot;this.&quot;;[.A25];IF([.C25]=&quot;no&quot;;&quot;&quot;;&quot; = null&quot;);&quot;;&quot;)" office:value-type="string">
            <text:p>this.language = null,</text:p>
          </table:table-cell>
          <table:table-cell table:number-columns-repeated="245"/>
        </table:table-row>
        <table:table-row xmlns:xdr="http://schemas.openxmlformats.org/drawingml/2006/spreadsheetDrawing" table:style-name="ID0EGRDI">
          <table:table-cell table:style-name="ID0EDAAE" office:value-type="string">
            <text:p>pinned</text:p>
          </table:table-cell>
          <table:table-cell table:style-name="ID0EDAAE" office:value-type="string">
            <text:p>Whether this is the pinned status for the account that posted it</text:p>
          </table:table-cell>
          <table:table-cell table:style-name="ID0EDAAE" office:value-type="string">
            <text:p>yes</text:p>
          </table:table-cell>
          <table:table-cell table:style-name="ID0EDAAE" office:value-type="string">
            <text:p>bool</text:p>
          </table:table-cell>
          <table:table-cell table:style-name="ID0EDAAE"/>
          <table:table-cell table:style-name="ID0EJPAC" table:formula="oooc:=CONCATENATE(&quot;/// &quot;;IF([.C26]=&quot;no&quot;;&quot;(required)&quot;;&quot;(optional)&quot;);&quot; &quot;;[.B26])" office:value-type="string">
            <text:p>/// (optional) Whether this is the pinned status for the account that posted it</text:p>
          </table:table-cell>
          <table:table-cell table:style-name="ID0EJPAC" table:formula="oooc:=IF([.C26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6]=&quot;no&quot;;&quot;final&quot;;&quot;     &quot;);&quot; &quot;;[.D26];&quot; &quot;;[.A26];&quot;;&quot;)" office:value-type="string">
            <text:p>      bool pinned,</text:p>
          </table:table-cell>
          <table:table-cell table:style-name="ID0E1WAE" table:formula="oooc:=CONCATENATE([.F26];CHAR(10);IF([.G26]=&quot;&quot;;&quot;&quot;;CONCATENATE([.G26];CHAR(10)));[.H26])" office:value-type="string">
            <text:p>/// (optional) Whether this is the pinned status for the account that posted it
@JsonKey(includeIfNull: false)
      bool pinned,</text:p>
          </table:table-cell>
          <table:table-cell table:style-name="ID0EJPAC"/>
          <table:table-cell table:style-name="ID0EJPAC" table:formula="oooc:=CONCATENATE(&quot;this.&quot;;[.A26];IF([.C26]=&quot;no&quot;;&quot;&quot;;&quot; = null&quot;);&quot;;&quot;)" office:value-type="string">
            <text:p>this.pinned = null,</text:p>
          </table:table-cell>
          <table:table-cell table:number-columns-repeated="245"/>
        </table:table-row>
        <table:table-row xmlns:xdr="http://schemas.openxmlformats.org/drawingml/2006/spreadsheetDrawing" table:style-name="ID0EQTD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JPAC" table:formula="oooc:=IF([.C27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HXAE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IVD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JPAC" table:formula="oooc:=IF([.C28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UXAE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AXD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JPAC" table:formula="oooc:=IF([.C29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BYAE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YYD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JPAC" table:formula="oooc:=IF([.C30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OYAE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Q1D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JPAC" table:formula="oooc:=IF([.C31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2YAE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I3D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JPAC" table:formula="oooc:=IF([.C32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IZAE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A5DI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JPAC" table:formula="oooc:=IF([.C33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VZAE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</table:table>
      <table:table table:name="Mention" table:style-name="ID0EQHCK">
        <table:table-column table:style-name="ID0EIBAK" table:default-cell-style-name="ID0ETOAC"/>
        <table:table-column table:style-name="ID0EOBAK" table:default-cell-style-name="ID0ETOAC"/>
        <table:table-column table:style-name="ID0EUBAK" table:default-cell-style-name="ID0ETOAC"/>
        <table:table-column table:style-name="ID0E1BAK" table:number-columns-repeated="2" table:default-cell-style-name="ID0ETOAC"/>
        <table:table-column table:style-name="ID0EACAK" table:number-columns-repeated="4" table:default-cell-style-name="ID0ETOAC"/>
        <table:table-column table:style-name="ID0EGCAK" table:number-columns-repeated="247" table:default-cell-style-name="ID0ETOAC"/>
        <table:table-row xmlns:xdr="http://schemas.openxmlformats.org/drawingml/2006/spreadsheetDrawing" table:style-name="ID0ENCAK">
          <table:table-cell table:style-name="ID0EJPAC" office:value-type="string">
            <text:p>class name</text:p>
          </table:table-cell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office:value-type="string">
            <text:p>field definitions</text:p>
          </table:table-cell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office:value-type="string">
            <text:p>default constructor definitions</text:p>
          </table:table-cell>
          <table:table-cell table:number-columns-repeated="245"/>
        </table:table-row>
        <table:table-row xmlns:xdr="http://schemas.openxmlformats.org/drawingml/2006/spreadsheetDrawing" table:style-name="ID0EFEAK">
          <table:table-cell table:style-name="ID0EJPAC" office:value-type="string">
            <text:p>Mention</text:p>
          </table:table-cell>
          <table:table-cell table:style-name="ID0EJPAC"/>
          <table:table-cell table:style-name="ID0EJPAC"/>
          <table:table-cell table:style-name="ID0EJPAC" office:value-type="string">
            <text:p>type</text:p>
          </table:table-cell>
          <table:table-cell table:style-name="ID0EJPAC"/>
          <table:table-cell table:style-name="ID0EJPAC" office:value-type="string">
            <text:p>comment part</text:p>
          </table:table-cell>
          <table:table-cell table:style-name="ID0EJPAC" office:value-type="string">
            <text:p>json annotation</text:p>
          </table:table-cell>
          <table:table-cell table:style-name="ID0EJPAC" office:value-type="string">
            <text:p>variable part</text:p>
          </table:table-cell>
          <table:table-cell table:style-name="ID0EQAAE" office:value-type="string">
            <text:p>COMBINED</text:p>
          </table:table-cell>
          <table:table-cell table:style-name="ID0EJPAC"/>
          <table:table-cell table:style-name="ID0EJPAC" table:formula="oooc:=CONCATENATE([.A2];&quot;({&quot;)" office:value-type="string">
            <text:p>Mention({</text:p>
          </table:table-cell>
          <table:table-cell table:number-columns-repeated="245"/>
        </table:table-row>
        <table:table-row xmlns:xdr="http://schemas.openxmlformats.org/drawingml/2006/spreadsheetDrawing" table:style-name="ID0EGGAK">
          <table:table-cell table:style-name="ID0EC1AE" office:value-type="string">
            <text:p>url</text:p>
          </table:table-cell>
          <table:table-cell table:style-name="ID0EC1AE" office:value-type="string">
            <text:p>URL of user's profile (can be remote)</text:p>
          </table:table-cell>
          <table:table-cell table:style-name="ID0EC1AE" office:value-type="string">
            <text:p>no</text:p>
          </table:table-cell>
          <table:table-cell table:style-name="ID0EDAAE" office:value-type="string">
            <text:p>Uri</text:p>
          </table:table-cell>
          <table:table-cell table:style-name="ID0EDAAE"/>
          <table:table-cell table:style-name="ID0EJPAC" table:formula="oooc:=CONCATENATE(&quot;/// &quot;;IF([.C3]=&quot;no&quot;;&quot;(required)&quot;;&quot;(optional)&quot;);&quot; &quot;;[.B3])" office:value-type="string">
            <text:p>/// (required) URL of user's profile (can be remote)</text:p>
          </table:table-cell>
          <table:table-cell table:style-name="ID0EJPAC" table:formula="oooc:=IF([.C3]=&quot;no&quot;;&quot;&quot;;&quot;@JsonKey(includeIfNull: false)&quot;)" office:value-type="string">
            <text:p/>
          </table:table-cell>
          <table:table-cell table:style-name="ID0EJPAC" table:formula="oooc:=CONCATENATE(IF([.C3]=&quot;no&quot;;&quot;final&quot;;&quot;     &quot;);&quot; &quot;;[.D3];&quot; &quot;;[.A3];&quot;;&quot;)" office:value-type="string">
            <text:p>final Uri url,</text:p>
          </table:table-cell>
          <table:table-cell table:style-name="ID0EPNAE" table:formula="oooc:=CONCATENATE([.F3];CHAR(10);IF([.G3]=&quot;&quot;;&quot;&quot;;CONCATENATE([.G3];CHAR(10)));[.H3])" office:value-type="string">
            <text:p>/// (required) URL of user's profile (can be remote)
final Uri url,</text:p>
          </table:table-cell>
          <table:table-cell table:style-name="ID0EJPAC"/>
          <table:table-cell table:style-name="ID0EJPAC" table:formula="oooc:=CONCATENATE(&quot;this.&quot;;[.A3];IF([.C3]=&quot;no&quot;;&quot;&quot;;&quot; = null&quot;);&quot;;&quot;)" office:value-type="string">
            <text:p>this.url,</text:p>
          </table:table-cell>
          <table:table-cell table:number-columns-repeated="245"/>
        </table:table-row>
        <table:table-row xmlns:xdr="http://schemas.openxmlformats.org/drawingml/2006/spreadsheetDrawing" table:style-name="ID0EPIAK">
          <table:table-cell table:style-name="ID0EC1AE" office:value-type="string">
            <text:p>username</text:p>
          </table:table-cell>
          <table:table-cell table:style-name="ID0EC1AE" office:value-type="string">
            <text:p>The username of the account</text:p>
          </table:table-cell>
          <table:table-cell table:style-name="ID0EC1AE" office:value-type="string">
            <text:p>no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4]=&quot;no&quot;;&quot;(required)&quot;;&quot;(optional)&quot;);&quot; &quot;;[.B4])" office:value-type="string">
            <text:p>/// (required) The username of the account</text:p>
          </table:table-cell>
          <table:table-cell table:style-name="ID0EJPAC" table:formula="oooc:=IF([.C4]=&quot;no&quot;;&quot;&quot;;&quot;@JsonKey(includeIfNull: false)&quot;)" office:value-type="string">
            <text:p/>
          </table:table-cell>
          <table:table-cell table:style-name="ID0EJPAC" table:formula="oooc:=CONCATENATE(IF([.C4]=&quot;no&quot;;&quot;final&quot;;&quot;     &quot;);&quot; &quot;;[.D4];&quot; &quot;;[.A4];&quot;;&quot;)" office:value-type="string">
            <text:p>final String username,</text:p>
          </table:table-cell>
          <table:table-cell table:style-name="ID0E3NAE" table:formula="oooc:=CONCATENATE([.F4];CHAR(10);IF([.G4]=&quot;&quot;;&quot;&quot;;CONCATENATE([.G4];CHAR(10)));[.H4])" office:value-type="string">
            <text:p>/// (required) The username of the account
final String username,</text:p>
          </table:table-cell>
          <table:table-cell table:style-name="ID0EJPAC"/>
          <table:table-cell table:style-name="ID0EJPAC" table:formula="oooc:=CONCATENATE(&quot;this.&quot;;[.A4];IF([.C4]=&quot;no&quot;;&quot;&quot;;&quot; = null&quot;);&quot;;&quot;)" office:value-type="string">
            <text:p>this.username,</text:p>
          </table:table-cell>
          <table:table-cell table:number-columns-repeated="245"/>
        </table:table-row>
        <table:table-row xmlns:xdr="http://schemas.openxmlformats.org/drawingml/2006/spreadsheetDrawing" table:style-name="ID0EYKAK">
          <table:table-cell table:style-name="ID0EC1AE" office:value-type="string">
            <text:p>acct</text:p>
          </table:table-cell>
          <table:table-cell table:style-name="ID0EC1AE" office:value-type="string">
            <text:p>Equals</text:p>
          </table:table-cell>
          <table:table-cell table:style-name="ID0EC1AE" office:value-type="string">
            <text:p>no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5]=&quot;no&quot;;&quot;(required)&quot;;&quot;(optional)&quot;);&quot; &quot;;[.B5])" office:value-type="string">
            <text:p>/// (required) Equals</text:p>
          </table:table-cell>
          <table:table-cell table:style-name="ID0EJPAC" table:formula="oooc:=IF([.C5]=&quot;no&quot;;&quot;&quot;;&quot;@JsonKey(includeIfNull: false)&quot;)" office:value-type="string">
            <text:p/>
          </table:table-cell>
          <table:table-cell table:style-name="ID0EJPAC" table:formula="oooc:=CONCATENATE(IF([.C5]=&quot;no&quot;;&quot;final&quot;;&quot;     &quot;);&quot; &quot;;[.D5];&quot; &quot;;[.A5];&quot;;&quot;)" office:value-type="string">
            <text:p>final String acct,</text:p>
          </table:table-cell>
          <table:table-cell table:style-name="ID0EJOAE" table:formula="oooc:=CONCATENATE([.F5];CHAR(10);IF([.G5]=&quot;&quot;;&quot;&quot;;CONCATENATE([.G5];CHAR(10)));[.H5])" office:value-type="string">
            <text:p>/// (required) Equals
final String acct,</text:p>
          </table:table-cell>
          <table:table-cell table:style-name="ID0EJPAC"/>
          <table:table-cell table:style-name="ID0EJPAC" table:formula="oooc:=CONCATENATE(&quot;this.&quot;;[.A5];IF([.C5]=&quot;no&quot;;&quot;&quot;;&quot; = null&quot;);&quot;;&quot;)" office:value-type="string">
            <text:p>this.acct,</text:p>
          </table:table-cell>
          <table:table-cell table:number-columns-repeated="245"/>
        </table:table-row>
        <table:table-row xmlns:xdr="http://schemas.openxmlformats.org/drawingml/2006/spreadsheetDrawing" table:style-name="ID0EBNAK">
          <table:table-cell table:style-name="ID0EC1AE" office:value-type="string">
            <text:p>id</text:p>
          </table:table-cell>
          <table:table-cell table:style-name="ID0EC1AE" office:value-type="string">
            <text:p>Account ID</text:p>
          </table:table-cell>
          <table:table-cell table:style-name="ID0EC1AE" office:value-type="string">
            <text:p>no</text:p>
          </table:table-cell>
          <table:table-cell table:style-name="ID0EDAAE" office:value-type="string">
            <text:p>String</text:p>
          </table:table-cell>
          <table:table-cell table:style-name="ID0EDAAE"/>
          <table:table-cell table:style-name="ID0EJPAC" table:formula="oooc:=CONCATENATE(&quot;/// &quot;;IF([.C6]=&quot;no&quot;;&quot;(required)&quot;;&quot;(optional)&quot;);&quot; &quot;;[.B6])" office:value-type="string">
            <text:p>/// (required) Account ID</text:p>
          </table:table-cell>
          <table:table-cell table:style-name="ID0EJPAC" table:formula="oooc:=IF([.C6]=&quot;no&quot;;&quot;&quot;;&quot;@JsonKey(includeIfNull: false)&quot;)" office:value-type="string">
            <text:p/>
          </table:table-cell>
          <table:table-cell table:style-name="ID0EJPAC" table:formula="oooc:=CONCATENATE(IF([.C6]=&quot;no&quot;;&quot;final&quot;;&quot;     &quot;);&quot; &quot;;[.D6];&quot; &quot;;[.A6];&quot;;&quot;)" office:value-type="string">
            <text:p>final String id,</text:p>
          </table:table-cell>
          <table:table-cell table:style-name="ID0EWOAE" table:formula="oooc:=CONCATENATE([.F6];CHAR(10);IF([.G6]=&quot;&quot;;&quot;&quot;;CONCATENATE([.G6];CHAR(10)));[.H6])" office:value-type="string">
            <text:p>/// (required) Account ID
final String id,</text:p>
          </table:table-cell>
          <table:table-cell table:style-name="ID0EJPAC"/>
          <table:table-cell table:style-name="ID0EJPAC" table:formula="oooc:=CONCATENATE(&quot;this.&quot;;[.A6];IF([.C6]=&quot;no&quot;;&quot;&quot;;&quot; = null&quot;);&quot;;&quot;)" office:value-type="string">
            <text:p>this.id,</text:p>
          </table:table-cell>
          <table:table-cell table:number-columns-repeated="245"/>
        </table:table-row>
        <table:table-row xmlns:xdr="http://schemas.openxmlformats.org/drawingml/2006/spreadsheetDrawing" table:style-name="ID0EKPA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7]=&quot;no&quot;;&quot;(required)&quot;;&quot;(optional)&quot;);&quot; &quot;;[.B7])" office:value-type="string">
            <text:p>/// (optional) </text:p>
          </table:table-cell>
          <table:table-cell table:style-name="ID0EJPAC" table:formula="oooc:=IF([.C7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7]=&quot;no&quot;;&quot;final&quot;;&quot;     &quot;);&quot; &quot;;[.D7];&quot; &quot;;[.A7];&quot;;&quot;)" office:value-type="string">
            <text:p>       ,</text:p>
          </table:table-cell>
          <table:table-cell table:style-name="ID0EDPAE" table:formula="oooc:=CONCATENATE([.F7];CHAR(10);IF([.G7]=&quot;&quot;;&quot;&quot;;CONCATENATE([.G7];CHAR(10)));[.H7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7];IF([.C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RA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8]=&quot;no&quot;;&quot;(required)&quot;;&quot;(optional)&quot;);&quot; &quot;;[.B8])" office:value-type="string">
            <text:p>/// (optional) </text:p>
          </table:table-cell>
          <table:table-cell table:style-name="ID0EJPAC" table:formula="oooc:=IF([.C8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8]=&quot;no&quot;;&quot;final&quot;;&quot;     &quot;);&quot; &quot;;[.D8];&quot; &quot;;[.A8];&quot;;&quot;)" office:value-type="string">
            <text:p>       ,</text:p>
          </table:table-cell>
          <table:table-cell table:style-name="ID0EQPAE" table:formula="oooc:=CONCATENATE([.F8];CHAR(10);IF([.G8]=&quot;&quot;;&quot;&quot;;CONCATENATE([.G8];CHAR(10)));[.H8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8];IF([.C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TA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9]=&quot;no&quot;;&quot;(required)&quot;;&quot;(optional)&quot;);&quot; &quot;;[.B9])" office:value-type="string">
            <text:p>/// (optional) </text:p>
          </table:table-cell>
          <table:table-cell table:style-name="ID0EJPAC" table:formula="oooc:=IF([.C9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9]=&quot;no&quot;;&quot;final&quot;;&quot;     &quot;);&quot; &quot;;[.D9];&quot; &quot;;[.A9];&quot;;&quot;)" office:value-type="string">
            <text:p>       ,</text:p>
          </table:table-cell>
          <table:table-cell table:style-name="ID0E4PAE" table:formula="oooc:=CONCATENATE([.F9];CHAR(10);IF([.G9]=&quot;&quot;;&quot;&quot;;CONCATENATE([.G9];CHAR(10)));[.H9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9];IF([.C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VA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 office:value-type="string">
            <text:p>* external lib</text:p>
          </table:table-cell>
          <table:table-cell table:style-name="ID0EJPAC" table:formula="oooc:=CONCATENATE(&quot;/// &quot;;IF([.C10]=&quot;no&quot;;&quot;(required)&quot;;&quot;(optional)&quot;);&quot; &quot;;[.B10])" office:value-type="string">
            <text:p>/// (optional) </text:p>
          </table:table-cell>
          <table:table-cell table:style-name="ID0EJPAC" table:formula="oooc:=IF([.C10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0]=&quot;no&quot;;&quot;final&quot;;&quot;     &quot;);&quot; &quot;;[.D10];&quot; &quot;;[.A10];&quot;;&quot;)" office:value-type="string">
            <text:p>       ,</text:p>
          </table:table-cell>
          <table:table-cell table:style-name="ID0EKQAE" table:formula="oooc:=CONCATENATE([.F10];CHAR(10);IF([.G10]=&quot;&quot;;&quot;&quot;;CONCATENATE([.G10];CHAR(10)));[.H10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10];IF([.C1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YXA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11]=&quot;no&quot;;&quot;(required)&quot;;&quot;(optional)&quot;);&quot; &quot;;[.B11])" office:value-type="string">
            <text:p>/// (optional) </text:p>
          </table:table-cell>
          <table:table-cell table:style-name="ID0EJPAC" table:formula="oooc:=IF([.C11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1]=&quot;no&quot;;&quot;final&quot;;&quot;     &quot;);&quot; &quot;;[.D11];&quot; &quot;;[.A11];&quot;;&quot;)" office:value-type="string">
            <text:p>       ,</text:p>
          </table:table-cell>
          <table:table-cell table:style-name="ID0EXQAE" table:formula="oooc:=CONCATENATE([.F11];CHAR(10);IF([.G11]=&quot;&quot;;&quot;&quot;;CONCATENATE([.G11];CHAR(10)));[.H11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11];IF([.C1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2ZA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12]=&quot;no&quot;;&quot;(required)&quot;;&quot;(optional)&quot;);&quot; &quot;;[.B12])" office:value-type="string">
            <text:p>/// (optional) </text:p>
          </table:table-cell>
          <table:table-cell table:style-name="ID0EJPAC" table:formula="oooc:=IF([.C12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2]=&quot;no&quot;;&quot;final&quot;;&quot;     &quot;);&quot; &quot;;[.D12];&quot; &quot;;[.A12];&quot;;&quot;)" office:value-type="string">
            <text:p>       ,</text:p>
          </table:table-cell>
          <table:table-cell table:style-name="ID0EERAE" table:formula="oooc:=CONCATENATE([.F12];CHAR(10);IF([.G12]=&quot;&quot;;&quot;&quot;;CONCATENATE([.G12];CHAR(10)));[.H12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12];IF([.C1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52A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13]=&quot;no&quot;;&quot;(required)&quot;;&quot;(optional)&quot;);&quot; &quot;;[.B13])" office:value-type="string">
            <text:p>/// (optional) </text:p>
          </table:table-cell>
          <table:table-cell table:style-name="ID0EJPAC" table:formula="oooc:=IF([.C13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3]=&quot;no&quot;;&quot;final&quot;;&quot;     &quot;);&quot; &quot;;[.D13];&quot; &quot;;[.A13];&quot;;&quot;)" office:value-type="string">
            <text:p>       ,</text:p>
          </table:table-cell>
          <table:table-cell table:style-name="ID0ERRAE" table:formula="oooc:=CONCATENATE([.F13];CHAR(10);IF([.G13]=&quot;&quot;;&quot;&quot;;CONCATENATE([.G13];CHAR(10)));[.H13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13];IF([.C1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B5A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14]=&quot;no&quot;;&quot;(required)&quot;;&quot;(optional)&quot;);&quot; &quot;;[.B14])" office:value-type="string">
            <text:p>/// (optional) </text:p>
          </table:table-cell>
          <table:table-cell table:style-name="ID0EJPAC" table:formula="oooc:=IF([.C14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4]=&quot;no&quot;;&quot;final&quot;;&quot;     &quot;);&quot; &quot;;[.D14];&quot; &quot;;[.A14];&quot;;&quot;)" office:value-type="string">
            <text:p>       ,</text:p>
          </table:table-cell>
          <table:table-cell table:style-name="ID0E5RAE" table:formula="oooc:=CONCATENATE([.F14];CHAR(10);IF([.G14]=&quot;&quot;;&quot;&quot;;CONCATENATE([.G14];CHAR(10)));[.H14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14];IF([.C1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EAB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15]=&quot;no&quot;;&quot;(required)&quot;;&quot;(optional)&quot;);&quot; &quot;;[.B15])" office:value-type="string">
            <text:p>/// (optional) </text:p>
          </table:table-cell>
          <table:table-cell table:style-name="ID0EJPAC" table:formula="oooc:=IF([.C15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5]=&quot;no&quot;;&quot;final&quot;;&quot;     &quot;);&quot; &quot;;[.D15];&quot; &quot;;[.A15];&quot;;&quot;)" office:value-type="string">
            <text:p>       ,</text:p>
          </table:table-cell>
          <table:table-cell table:style-name="ID0ELSAE" table:formula="oooc:=CONCATENATE([.F15];CHAR(10);IF([.G15]=&quot;&quot;;&quot;&quot;;CONCATENATE([.G15];CHAR(10)));[.H15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15];IF([.C1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HCB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16]=&quot;no&quot;;&quot;(required)&quot;;&quot;(optional)&quot;);&quot; &quot;;[.B16])" office:value-type="string">
            <text:p>/// (optional) </text:p>
          </table:table-cell>
          <table:table-cell table:style-name="ID0EJPAC" table:formula="oooc:=IF([.C16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6]=&quot;no&quot;;&quot;final&quot;;&quot;     &quot;);&quot; &quot;;[.D16];&quot; &quot;;[.A16];&quot;;&quot;)" office:value-type="string">
            <text:p>       ,</text:p>
          </table:table-cell>
          <table:table-cell table:style-name="ID0EYSAE" table:formula="oooc:=CONCATENATE([.F16];CHAR(10);IF([.G16]=&quot;&quot;;&quot;&quot;;CONCATENATE([.G16];CHAR(10)));[.H16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16];IF([.C1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KEB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17]=&quot;no&quot;;&quot;(required)&quot;;&quot;(optional)&quot;);&quot; &quot;;[.B17])" office:value-type="string">
            <text:p>/// (optional) </text:p>
          </table:table-cell>
          <table:table-cell table:style-name="ID0EJPAC" table:formula="oooc:=IF([.C17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7]=&quot;no&quot;;&quot;final&quot;;&quot;     &quot;);&quot; &quot;;[.D17];&quot; &quot;;[.A17];&quot;;&quot;)" office:value-type="string">
            <text:p>       ,</text:p>
          </table:table-cell>
          <table:table-cell table:style-name="ID0EFTAE" table:formula="oooc:=CONCATENATE([.F17];CHAR(10);IF([.G17]=&quot;&quot;;&quot;&quot;;CONCATENATE([.G17];CHAR(10)));[.H17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17];IF([.C17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NGB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18]=&quot;no&quot;;&quot;(required)&quot;;&quot;(optional)&quot;);&quot; &quot;;[.B18])" office:value-type="string">
            <text:p>/// (optional) </text:p>
          </table:table-cell>
          <table:table-cell table:style-name="ID0EJPAC" table:formula="oooc:=IF([.C18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8]=&quot;no&quot;;&quot;final&quot;;&quot;     &quot;);&quot; &quot;;[.D18];&quot; &quot;;[.A18];&quot;;&quot;)" office:value-type="string">
            <text:p>       ,</text:p>
          </table:table-cell>
          <table:table-cell table:style-name="ID0ESTAE" table:formula="oooc:=CONCATENATE([.F18];CHAR(10);IF([.G18]=&quot;&quot;;&quot;&quot;;CONCATENATE([.G18];CHAR(10)));[.H18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18];IF([.C18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QIB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19]=&quot;no&quot;;&quot;(required)&quot;;&quot;(optional)&quot;);&quot; &quot;;[.B19])" office:value-type="string">
            <text:p>/// (optional) </text:p>
          </table:table-cell>
          <table:table-cell table:style-name="ID0EJPAC" table:formula="oooc:=IF([.C19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19]=&quot;no&quot;;&quot;final&quot;;&quot;     &quot;);&quot; &quot;;[.D19];&quot; &quot;;[.A19];&quot;;&quot;)" office:value-type="string">
            <text:p>       ,</text:p>
          </table:table-cell>
          <table:table-cell table:style-name="ID0E6TAE" table:formula="oooc:=CONCATENATE([.F19];CHAR(10);IF([.G19]=&quot;&quot;;&quot;&quot;;CONCATENATE([.G19];CHAR(10)));[.H19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19];IF([.C19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TKB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0]=&quot;no&quot;;&quot;(required)&quot;;&quot;(optional)&quot;);&quot; &quot;;[.B20])" office:value-type="string">
            <text:p>/// (optional) </text:p>
          </table:table-cell>
          <table:table-cell table:style-name="ID0EJPAC" table:formula="oooc:=IF([.C20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0]=&quot;no&quot;;&quot;final&quot;;&quot;     &quot;);&quot; &quot;;[.D20];&quot; &quot;;[.A20];&quot;;&quot;)" office:value-type="string">
            <text:p>       ,</text:p>
          </table:table-cell>
          <table:table-cell table:style-name="ID0EMUAE" table:formula="oooc:=CONCATENATE([.F20];CHAR(10);IF([.G20]=&quot;&quot;;&quot;&quot;;CONCATENATE([.G20];CHAR(10)));[.H20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0];IF([.C20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WMB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1]=&quot;no&quot;;&quot;(required)&quot;;&quot;(optional)&quot;);&quot; &quot;;[.B21])" office:value-type="string">
            <text:p>/// (optional) </text:p>
          </table:table-cell>
          <table:table-cell table:style-name="ID0EJPAC" table:formula="oooc:=IF([.C21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1]=&quot;no&quot;;&quot;final&quot;;&quot;     &quot;);&quot; &quot;;[.D21];&quot; &quot;;[.A21];&quot;;&quot;)" office:value-type="string">
            <text:p>       ,</text:p>
          </table:table-cell>
          <table:table-cell table:style-name="ID0EZUAE" table:formula="oooc:=CONCATENATE([.F21];CHAR(10);IF([.G21]=&quot;&quot;;&quot;&quot;;CONCATENATE([.G21];CHAR(10)));[.H21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1];IF([.C21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ZOB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2]=&quot;no&quot;;&quot;(required)&quot;;&quot;(optional)&quot;);&quot; &quot;;[.B22])" office:value-type="string">
            <text:p>/// (optional) </text:p>
          </table:table-cell>
          <table:table-cell table:style-name="ID0EJPAC" table:formula="oooc:=IF([.C22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2]=&quot;no&quot;;&quot;final&quot;;&quot;     &quot;);&quot; &quot;;[.D22];&quot; &quot;;[.A22];&quot;;&quot;)" office:value-type="string">
            <text:p>       ,</text:p>
          </table:table-cell>
          <table:table-cell table:style-name="ID0EGVAE" table:formula="oooc:=CONCATENATE([.F22];CHAR(10);IF([.G22]=&quot;&quot;;&quot;&quot;;CONCATENATE([.G22];CHAR(10)));[.H22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2];IF([.C22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3QB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3]=&quot;no&quot;;&quot;(required)&quot;;&quot;(optional)&quot;);&quot; &quot;;[.B23])" office:value-type="string">
            <text:p>/// (optional) </text:p>
          </table:table-cell>
          <table:table-cell table:style-name="ID0EJPAC" table:formula="oooc:=IF([.C23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3]=&quot;no&quot;;&quot;final&quot;;&quot;     &quot;);&quot; &quot;;[.D23];&quot; &quot;;[.A23];&quot;;&quot;)" office:value-type="string">
            <text:p>       ,</text:p>
          </table:table-cell>
          <table:table-cell table:style-name="ID0ETVAE" table:formula="oooc:=CONCATENATE([.F23];CHAR(10);IF([.G23]=&quot;&quot;;&quot;&quot;;CONCATENATE([.G23];CHAR(10)));[.H23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3];IF([.C23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6SB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4]=&quot;no&quot;;&quot;(required)&quot;;&quot;(optional)&quot;);&quot; &quot;;[.B24])" office:value-type="string">
            <text:p>/// (optional) </text:p>
          </table:table-cell>
          <table:table-cell table:style-name="ID0EJPAC" table:formula="oooc:=IF([.C24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4]=&quot;no&quot;;&quot;final&quot;;&quot;     &quot;);&quot; &quot;;[.D24];&quot; &quot;;[.A24];&quot;;&quot;)" office:value-type="string">
            <text:p>       ,</text:p>
          </table:table-cell>
          <table:table-cell table:style-name="ID0EAWAE" table:formula="oooc:=CONCATENATE([.F24];CHAR(10);IF([.G24]=&quot;&quot;;&quot;&quot;;CONCATENATE([.G24];CHAR(10)));[.H24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4];IF([.C24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CVB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5]=&quot;no&quot;;&quot;(required)&quot;;&quot;(optional)&quot;);&quot; &quot;;[.B25])" office:value-type="string">
            <text:p>/// (optional) </text:p>
          </table:table-cell>
          <table:table-cell table:style-name="ID0EJPAC" table:formula="oooc:=IF([.C25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5]=&quot;no&quot;;&quot;final&quot;;&quot;     &quot;);&quot; &quot;;[.D25];&quot; &quot;;[.A25];&quot;;&quot;)" office:value-type="string">
            <text:p>       ,</text:p>
          </table:table-cell>
          <table:table-cell table:style-name="ID0ENWAE" table:formula="oooc:=CONCATENATE([.F25];CHAR(10);IF([.G25]=&quot;&quot;;&quot;&quot;;CONCATENATE([.G25];CHAR(10)));[.H25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5];IF([.C25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FXBK"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DAAE"/>
          <table:table-cell table:style-name="ID0EJPAC" table:formula="oooc:=CONCATENATE(&quot;/// &quot;;IF([.C26]=&quot;no&quot;;&quot;(required)&quot;;&quot;(optional)&quot;);&quot; &quot;;[.B26])" office:value-type="string">
            <text:p>/// (optional) </text:p>
          </table:table-cell>
          <table:table-cell table:style-name="ID0EJPAC" table:formula="oooc:=IF([.C26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6]=&quot;no&quot;;&quot;final&quot;;&quot;     &quot;);&quot; &quot;;[.D26];&quot; &quot;;[.A26];&quot;;&quot;)" office:value-type="string">
            <text:p>       ,</text:p>
          </table:table-cell>
          <table:table-cell table:style-name="ID0E1WAE" table:formula="oooc:=CONCATENATE([.F26];CHAR(10);IF([.G26]=&quot;&quot;;&quot;&quot;;CONCATENATE([.G26];CHAR(10)));[.H26])" office:value-type="string">
            <text:p>/// (optional) 
@JsonKey(includeIfNull: false)
       ,</text:p>
          </table:table-cell>
          <table:table-cell table:style-name="ID0EJPAC"/>
          <table:table-cell table:style-name="ID0EJPAC" table:formula="oooc:=CONCATENATE(&quot;this.&quot;;[.A26];IF([.C26]=&quot;no&quot;;&quot;&quot;;&quot; = null&quot;);&quot;;&quot;)" office:value-type="string">
            <text:p>this. = null,</text:p>
          </table:table-cell>
          <table:table-cell table:number-columns-repeated="245"/>
        </table:table-row>
        <table:table-row xmlns:xdr="http://schemas.openxmlformats.org/drawingml/2006/spreadsheetDrawing" table:style-name="ID0EIZBK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27]=&quot;no&quot;;&quot;(required)&quot;;&quot;(optional)&quot;);&quot; &quot;;[.B27])" office:value-type="string">
            <text:p>/// (optional) </text:p>
          </table:table-cell>
          <table:table-cell table:style-name="ID0EJPAC" table:formula="oooc:=IF([.C27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7]=&quot;no&quot;;&quot;final&quot;;&quot;     &quot;);&quot; &quot;;[.D27];&quot; &quot;;[.A27];&quot;;&quot;)" office:value-type="string">
            <text:p>       ,</text:p>
          </table:table-cell>
          <table:table-cell table:style-name="ID0EHXAE" table:formula="oooc:=CONCATENATE([.F27];CHAR(10);IF([.G27]=&quot;&quot;;&quot;&quot;;CONCATENATE([.G27];CHAR(10)));[.H27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A2BK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28]=&quot;no&quot;;&quot;(required)&quot;;&quot;(optional)&quot;);&quot; &quot;;[.B28])" office:value-type="string">
            <text:p>/// (optional) </text:p>
          </table:table-cell>
          <table:table-cell table:style-name="ID0EJPAC" table:formula="oooc:=IF([.C28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8]=&quot;no&quot;;&quot;final&quot;;&quot;     &quot;);&quot; &quot;;[.D28];&quot; &quot;;[.A28];&quot;;&quot;)" office:value-type="string">
            <text:p>       ,</text:p>
          </table:table-cell>
          <table:table-cell table:style-name="ID0EUXAE" table:formula="oooc:=CONCATENATE([.F28];CHAR(10);IF([.G28]=&quot;&quot;;&quot;&quot;;CONCATENATE([.G28];CHAR(10)));[.H28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Y3BK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29]=&quot;no&quot;;&quot;(required)&quot;;&quot;(optional)&quot;);&quot; &quot;;[.B29])" office:value-type="string">
            <text:p>/// (optional) </text:p>
          </table:table-cell>
          <table:table-cell table:style-name="ID0EJPAC" table:formula="oooc:=IF([.C29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29]=&quot;no&quot;;&quot;final&quot;;&quot;     &quot;);&quot; &quot;;[.D29];&quot; &quot;;[.A29];&quot;;&quot;)" office:value-type="string">
            <text:p>       ,</text:p>
          </table:table-cell>
          <table:table-cell table:style-name="ID0EBYAE" table:formula="oooc:=CONCATENATE([.F29];CHAR(10);IF([.G29]=&quot;&quot;;&quot;&quot;;CONCATENATE([.G29];CHAR(10)));[.H29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Q5BK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30]=&quot;no&quot;;&quot;(required)&quot;;&quot;(optional)&quot;);&quot; &quot;;[.B30])" office:value-type="string">
            <text:p>/// (optional) </text:p>
          </table:table-cell>
          <table:table-cell table:style-name="ID0EJPAC" table:formula="oooc:=IF([.C30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30]=&quot;no&quot;;&quot;final&quot;;&quot;     &quot;);&quot; &quot;;[.D30];&quot; &quot;;[.A30];&quot;;&quot;)" office:value-type="string">
            <text:p>       ,</text:p>
          </table:table-cell>
          <table:table-cell table:style-name="ID0EOYAE" table:formula="oooc:=CONCATENATE([.F30];CHAR(10);IF([.G30]=&quot;&quot;;&quot;&quot;;CONCATENATE([.G30];CHAR(10)));[.H30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IACK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31]=&quot;no&quot;;&quot;(required)&quot;;&quot;(optional)&quot;);&quot; &quot;;[.B31])" office:value-type="string">
            <text:p>/// (optional) </text:p>
          </table:table-cell>
          <table:table-cell table:style-name="ID0EJPAC" table:formula="oooc:=IF([.C31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31]=&quot;no&quot;;&quot;final&quot;;&quot;     &quot;);&quot; &quot;;[.D31];&quot; &quot;;[.A31];&quot;;&quot;)" office:value-type="string">
            <text:p>       ,</text:p>
          </table:table-cell>
          <table:table-cell table:style-name="ID0E2YAE" table:formula="oooc:=CONCATENATE([.F31];CHAR(10);IF([.G31]=&quot;&quot;;&quot;&quot;;CONCATENATE([.G31];CHAR(10)));[.H31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ACCK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32]=&quot;no&quot;;&quot;(required)&quot;;&quot;(optional)&quot;);&quot; &quot;;[.B32])" office:value-type="string">
            <text:p>/// (optional) </text:p>
          </table:table-cell>
          <table:table-cell table:style-name="ID0EJPAC" table:formula="oooc:=IF([.C32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32]=&quot;no&quot;;&quot;final&quot;;&quot;     &quot;);&quot; &quot;;[.D32];&quot; &quot;;[.A32];&quot;;&quot;)" office:value-type="string">
            <text:p>       ,</text:p>
          </table:table-cell>
          <table:table-cell table:style-name="ID0EIZAE" table:formula="oooc:=CONCATENATE([.F32];CHAR(10);IF([.G32]=&quot;&quot;;&quot;&quot;;CONCATENATE([.G32];CHAR(10)));[.H32])" office:value-type="string">
            <text:p>/// (optional) 
@JsonKey(includeIfNull: false)
       ,</text:p>
          </table:table-cell>
          <table:table-cell table:number-columns-repeated="247"/>
        </table:table-row>
        <table:table-row xmlns:xdr="http://schemas.openxmlformats.org/drawingml/2006/spreadsheetDrawing" table:style-name="ID0EYDCK"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/>
          <table:table-cell table:style-name="ID0EJPAC" table:formula="oooc:=CONCATENATE(&quot;/// &quot;;IF([.C33]=&quot;no&quot;;&quot;(required)&quot;;&quot;(optional)&quot;);&quot; &quot;;[.B33])" office:value-type="string">
            <text:p>/// (optional) </text:p>
          </table:table-cell>
          <table:table-cell table:style-name="ID0EJPAC" table:formula="oooc:=IF([.C33]=&quot;no&quot;;&quot;&quot;;&quot;@JsonKey(includeIfNull: false)&quot;)" office:value-type="string">
            <text:p>@JsonKey(includeIfNull: false)</text:p>
          </table:table-cell>
          <table:table-cell table:style-name="ID0EJPAC" table:formula="oooc:=CONCATENATE(IF([.C33]=&quot;no&quot;;&quot;final&quot;;&quot;     &quot;);&quot; &quot;;[.D33];&quot; &quot;;[.A33];&quot;;&quot;)" office:value-type="string">
            <text:p>       ,</text:p>
          </table:table-cell>
          <table:table-cell table:style-name="ID0EVZAE" table:formula="oooc:=CONCATENATE([.F33];CHAR(10);IF([.G33]=&quot;&quot;;&quot;&quot;;CONCATENATE([.G33];CHAR(10)));[.H33])" office:value-type="string">
            <text:p>/// (optional) 
@JsonKey(includeIfNull: false)
       ,</text:p>
          </table:table-cell>
          <table:table-cell table:number-columns-repeated="247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  <style:font-face style:name="돋움" svg:font-family="돋움"/>
  </office:font-face-decls>
  <office:styles>
    <style:style style:name="Default" style:family="table-cell">
      <style:text-properties style:font-name="돋움" fo:font-size="10" style:font-size-asian="10pt" style:font-size-complex="10pt" style:font-name-asian="돋움" fo:color="#000000"/>
    </style:style>
    <style:style xmlns:number="urn:oasis:names:tc:opendocument:xmlns:datastyle:1.0" xmlns:v="urn:schemas-microsoft-com:vml" style:name="ID0EL6AE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V6AE" style:family="table-cell">
      <style:table-cell-properties fo:background-color="#d9d9d9" fo:border-bottom="none" fo:border-right="0.002cm solid #bfbfbf" fo:border-left="0.002cm solid #bfbfbf" fo:border-top="none"/>
      <style:text-properties/>
    </style:style>
    <style:style xmlns:number="urn:oasis:names:tc:opendocument:xmlns:datastyle:1.0" xmlns:v="urn:schemas-microsoft-com:vml" style:name="ID0EKAAG" style:family="table-cell">
      <style:table-cell-properties fo:background-color="#d9d9d9"/>
      <style:text-properties/>
    </style:style>
    <style:style xmlns:number="urn:oasis:names:tc:opendocument:xmlns:datastyle:1.0" xmlns:v="urn:schemas-microsoft-com:vml" style:name="ID0EMFAG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3FAG" style:family="table-cell">
      <style:table-cell-properties fo:background-color="#dce6f2" fo:border-bottom="0.002cm solid #96b3d7" fo:border-right="none" fo:border-left="none" fo:border-top="none"/>
      <style:text-properties/>
    </style:style>
    <style:style xmlns:number="urn:oasis:names:tc:opendocument:xmlns:datastyle:1.0" xmlns:v="urn:schemas-microsoft-com:vml" style:name="ID0E1OAG" style:family="table-cell">
      <style:table-cell-properties fo:background-color="#b8cce5"/>
      <style:text-properties/>
    </style:style>
    <style:style xmlns:number="urn:oasis:names:tc:opendocument:xmlns:datastyle:1.0" xmlns:v="urn:schemas-microsoft-com:vml" style:name="ID0EEPAG" style:family="table-cell">
      <style:table-cell-properties fo:background-color="#b8cce5"/>
      <style:text-properties/>
    </style:style>
  </office:styles>
  <office:automatic-styles>
    <style:page-layout style:name="pm1">
      <style:page-layout-properties fo:page-width="20.999cm" fo:page-height="29.699cm" style:print-orientation="portrait" style:scale-to="100" fo:margin-top="0.8cm" fo:margin-bottom="0.8cm" fo:margin-left="1.9cm" fo:margin-right="1.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</office:automatic-styles>
  <office:master-styles>
    <style:master-page style:name="Default" style:page-layout-name="pm1"/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creation-date>2018-05-08T15:55:34.285</meta:creation-date>
    <dc:creator xmlns:dc="http://purl.org/dc/elements/1.1/">ccwpc</dc:creator>
    <dc:date xmlns:dc="http://purl.org/dc/elements/1.1/">2018-05-08T16:34:02.743</dc:date>
    <meta:editing-cycles>19</meta:editing-cycles>
    <meta:document-statistic/>
  </office:meta>
</office:document-meta>
</file>